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t_nicodg_e_2022_06_01_23_29_03_out-times-summary" table:style-name="ta1">
        <table:shapes>
          <draw:frame draw:z-index="0" draw:style-name="gr1" draw:text-style-name="P1" svg:width="1158.97pt" svg:height="448.75pt" svg:x="167.56pt" svg:y="0pt">
            <draw:object draw:notify-on-update-of-ranges="'ft_nicodg_e_2022_06_01_23_29_03_out-times-summary'.D1:'ft_nicodg_e_2022_06_01_23_29_03_out-times-summary'.D1 'ft_nicodg_e_2022_06_01_23_29_03_out-times-summary'.D2:'ft_nicodg_e_2022_06_01_23_29_03_out-times-summary'.D183 'ft_nicodg_e_2022_06_01_23_29_03_out-times-summary'.I1:'ft_nicodg_e_2022_06_01_23_29_03_out-times-summary'.I1 'ft_nicodg_e_2022_06_01_23_29_03_out-times-summary'.I2:'ft_nicodg_e_2022_06_01_23_29_03_out-times-summary'.I183 'ft_nicodg_e_2022_06_01_23_29_03_out-times-summary'.K1:'ft_nicodg_e_2022_06_01_23_29_03_out-times-summary'.K1 'ft_nicodg_e_2022_06_01_23_29_03_out-times-summary'.K2:'ft_nicodg_e_2022_06_01_23_29_03_out-times-summary'.K1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imer beep</text:p>
          </table:table-cell>
          <table:table-cell office:value-type="string" calcext:value-type="string">
            <text:p>segundo beep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fuerza prendida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tipo fuerza</text:p>
          </table:table-cell>
          <table:table-cell office:value-type="string" calcext:value-type="string">
            <text:p>trial exitoso</text:p>
          </table:table-cell>
          <table:table-cell office:value-type="string" calcext:value-type="string">
            <text:p>periodo reproducido</text:p>
          </table:table-cell>
          <table:table-cell office:value-type="string" calcext:value-type="string">
            <text:p>diferencia entre periodo reproducido y escucha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.232" calcext:value-type="float">
            <text:p>537.232</text:p>
          </table:table-cell>
          <table:table-cell office:value-type="float" office:value="1029.24" calcext:value-type="float">
            <text:p>1029.2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492.008" calcext:value-type="float">
            <text:p>492.008</text:p>
          </table:table-cell>
          <table:table-cell table:formula="of:=[.K2]-[.D2]" office:value-type="float" office:value="159.008" calcext:value-type="float">
            <text:p>159.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.006" calcext:value-type="float">
            <text:p>582.006</text:p>
          </table:table-cell>
          <table:table-cell office:value-type="float" office:value="1039.03" calcext:value-type="float">
            <text:p>1039.0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457.024" calcext:value-type="float">
            <text:p>457.024</text:p>
          </table:table-cell>
          <table:table-cell table:formula="of:=[.K3]-[.D3]" office:value-type="float" office:value="124.024" calcext:value-type="float">
            <text:p>124.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0.451" calcext:value-type="float">
            <text:p>680.451</text:p>
          </table:table-cell>
          <table:table-cell office:value-type="float" office:value="1076.8" calcext:value-type="float">
            <text:p>1076.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[.B4]" office:value-type="float" office:value="396.349" calcext:value-type="float">
            <text:p>396.349</text:p>
          </table:table-cell>
          <table:table-cell table:formula="of:=[.K4]-[.D4]" office:value-type="float" office:value="63.3489999999999" calcext:value-type="float">
            <text:p>63.348999999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3.23" calcext:value-type="float">
            <text:p>773.23</text:p>
          </table:table-cell>
          <table:table-cell office:value-type="float" office:value="1261.3" calcext:value-type="float">
            <text:p>1261.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488.07" calcext:value-type="float">
            <text:p>488.07</text:p>
          </table:table-cell>
          <table:table-cell table:formula="of:=[.K5]-[.D5]" office:value-type="float" office:value="155.07" calcext:value-type="float">
            <text:p>155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.538" calcext:value-type="float">
            <text:p>582.538</text:p>
          </table:table-cell>
          <table:table-cell office:value-type="float" office:value="1038.88" calcext:value-type="float">
            <text:p>1038.8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-[.B6]" office:value-type="float" office:value="456.342" calcext:value-type="float">
            <text:p>456.342</text:p>
          </table:table-cell>
          <table:table-cell table:formula="of:=[.K6]-[.D6]" office:value-type="float" office:value="123.342" calcext:value-type="float">
            <text:p>123.3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2.214" calcext:value-type="float">
            <text:p>812.214</text:p>
          </table:table-cell>
          <table:table-cell office:value-type="float" office:value="1242.56" calcext:value-type="float">
            <text:p>1242.5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430.346" calcext:value-type="float">
            <text:p>430.346</text:p>
          </table:table-cell>
          <table:table-cell table:formula="of:=[.K7]-[.D7]" office:value-type="float" office:value="97.3459999999999" calcext:value-type="float">
            <text:p>97.345999999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5.672" calcext:value-type="float">
            <text:p>605.672</text:p>
          </table:table-cell>
          <table:table-cell office:value-type="float" office:value="1052.36" calcext:value-type="float">
            <text:p>1052.3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446.688" calcext:value-type="float">
            <text:p>446.688</text:p>
          </table:table-cell>
          <table:table-cell table:formula="of:=[.K8]-[.D8]" office:value-type="float" office:value="113.688" calcext:value-type="float">
            <text:p>113.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7.677" calcext:value-type="float">
            <text:p>847.677</text:p>
          </table:table-cell>
          <table:table-cell office:value-type="float" office:value="1269.99" calcext:value-type="float">
            <text:p>1269.9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-[.B9]" office:value-type="float" office:value="422.313" calcext:value-type="float">
            <text:p>422.313</text:p>
          </table:table-cell>
          <table:table-cell table:formula="of:=[.K9]-[.D9]" office:value-type="float" office:value="89.313" calcext:value-type="float">
            <text:p>89.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9.558" calcext:value-type="float">
            <text:p>489.558</text:p>
          </table:table-cell>
          <table:table-cell office:value-type="float" office:value="965.634" calcext:value-type="float">
            <text:p>965.63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476.076" calcext:value-type="float">
            <text:p>476.076</text:p>
          </table:table-cell>
          <table:table-cell table:formula="of:=[.K10]-[.D10]" office:value-type="float" office:value="143.076" calcext:value-type="float">
            <text:p>143.0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5.129" calcext:value-type="float">
            <text:p>805.129</text:p>
          </table:table-cell>
          <table:table-cell office:value-type="float" office:value="1194.23" calcext:value-type="float">
            <text:p>1194.2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-[.B11]" office:value-type="float" office:value="389.101" calcext:value-type="float">
            <text:p>389.101</text:p>
          </table:table-cell>
          <table:table-cell table:formula="of:=[.K11]-[.D11]" office:value-type="float" office:value="56.101" calcext:value-type="float">
            <text:p>56.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6.88" calcext:value-type="float">
            <text:p>1006.88</text:p>
          </table:table-cell>
          <table:table-cell office:value-type="float" office:value="1418.96" calcext:value-type="float">
            <text:p>1418.9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]-[.B12]" office:value-type="float" office:value="412.08" calcext:value-type="float">
            <text:p>412.08</text:p>
          </table:table-cell>
          <table:table-cell table:formula="of:=[.K12]-[.D12]" office:value-type="float" office:value="79.08" calcext:value-type="float">
            <text:p>79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9.015" calcext:value-type="float">
            <text:p>609.015</text:p>
          </table:table-cell>
          <table:table-cell office:value-type="float" office:value="1012.69" calcext:value-type="float">
            <text:p>1012.6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]-[.B13]" office:value-type="float" office:value="403.675" calcext:value-type="float">
            <text:p>403.675</text:p>
          </table:table-cell>
          <table:table-cell table:formula="of:=[.K13]-[.D13]" office:value-type="float" office:value="70.6750000000001" calcext:value-type="float">
            <text:p>70.675000000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1.248" calcext:value-type="float">
            <text:p>511.248</text:p>
          </table:table-cell>
          <table:table-cell office:value-type="float" office:value="940.617" calcext:value-type="float">
            <text:p>940.617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-[.B14]" office:value-type="float" office:value="429.369" calcext:value-type="float">
            <text:p>429.369</text:p>
          </table:table-cell>
          <table:table-cell table:formula="of:=[.K14]-[.D14]" office:value-type="float" office:value="96.369" calcext:value-type="float">
            <text:p>96.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9.25" calcext:value-type="float">
            <text:p>489.25</text:p>
          </table:table-cell>
          <table:table-cell office:value-type="float" office:value="878.385" calcext:value-type="float">
            <text:p>878.38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-[.B15]" office:value-type="float" office:value="389.135" calcext:value-type="float">
            <text:p>389.135</text:p>
          </table:table-cell>
          <table:table-cell table:formula="of:=[.K15]-[.D15]" office:value-type="float" office:value="56.135" calcext:value-type="float">
            <text:p>56.1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.551" calcext:value-type="float">
            <text:p>485.551</text:p>
          </table:table-cell>
          <table:table-cell office:value-type="float" office:value="921.413" calcext:value-type="float">
            <text:p>921.41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]-[.B16]" office:value-type="float" office:value="435.862" calcext:value-type="float">
            <text:p>435.862</text:p>
          </table:table-cell>
          <table:table-cell table:formula="of:=[.K16]-[.D16]" office:value-type="float" office:value="102.862" calcext:value-type="float">
            <text:p>102.8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5.038" calcext:value-type="float">
            <text:p>455.038</text:p>
          </table:table-cell>
          <table:table-cell office:value-type="float" office:value="829.655" calcext:value-type="float">
            <text:p>829.65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-[.B17]" office:value-type="float" office:value="374.617" calcext:value-type="float">
            <text:p>374.617</text:p>
          </table:table-cell>
          <table:table-cell table:formula="of:=[.K17]-[.D17]" office:value-type="float" office:value="41.617" calcext:value-type="float">
            <text:p>41.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9.84" calcext:value-type="float">
            <text:p>499.84</text:p>
          </table:table-cell>
          <table:table-cell office:value-type="float" office:value="873.981" calcext:value-type="float">
            <text:p>873.98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]-[.B18]" office:value-type="float" office:value="374.141" calcext:value-type="float">
            <text:p>374.141</text:p>
          </table:table-cell>
          <table:table-cell table:formula="of:=[.K18]-[.D18]" office:value-type="float" office:value="41.141" calcext:value-type="float">
            <text:p>41.1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5.573" calcext:value-type="float">
            <text:p>485.573</text:p>
          </table:table-cell>
          <table:table-cell office:value-type="float" office:value="876.166" calcext:value-type="float">
            <text:p>876.16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]-[.B19]" office:value-type="float" office:value="390.593" calcext:value-type="float">
            <text:p>390.593</text:p>
          </table:table-cell>
          <table:table-cell table:formula="of:=[.K19]-[.D19]" office:value-type="float" office:value="57.5930000000001" calcext:value-type="float">
            <text:p>57.593000000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7.558" calcext:value-type="float">
            <text:p>467.558</text:p>
          </table:table-cell>
          <table:table-cell office:value-type="float" office:value="922.167" calcext:value-type="float">
            <text:p>922.167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]-[.B20]" office:value-type="float" office:value="454.609" calcext:value-type="float">
            <text:p>454.609</text:p>
          </table:table-cell>
          <table:table-cell table:formula="of:=[.K20]-[.D20]" office:value-type="float" office:value="121.609" calcext:value-type="float">
            <text:p>121.6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6.576" calcext:value-type="float">
            <text:p>546.576</text:p>
          </table:table-cell>
          <table:table-cell office:value-type="float" office:value="925.463" calcext:value-type="float">
            <text:p>925.46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]-[.B21]" office:value-type="float" office:value="378.887" calcext:value-type="float">
            <text:p>378.887</text:p>
          </table:table-cell>
          <table:table-cell table:formula="of:=[.K21]-[.D21]" office:value-type="float" office:value="45.8869999999999" calcext:value-type="float">
            <text:p>45.886999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3.577" calcext:value-type="float">
            <text:p>443.577</text:p>
          </table:table-cell>
          <table:table-cell office:value-type="float" office:value="859.433" calcext:value-type="float">
            <text:p>859.43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]-[.B22]" office:value-type="float" office:value="415.856" calcext:value-type="float">
            <text:p>415.856</text:p>
          </table:table-cell>
          <table:table-cell table:formula="of:=[.K22]-[.D22]" office:value-type="float" office:value="82.856" calcext:value-type="float">
            <text:p>82.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3.315" calcext:value-type="float">
            <text:p>503.315</text:p>
          </table:table-cell>
          <table:table-cell office:value-type="float" office:value="873.386" calcext:value-type="float">
            <text:p>873.38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-[.B23]" office:value-type="float" office:value="370.071" calcext:value-type="float">
            <text:p>370.071</text:p>
          </table:table-cell>
          <table:table-cell table:formula="of:=[.K23]-[.D23]" office:value-type="float" office:value="37.071" calcext:value-type="float">
            <text:p>37.0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8.02" calcext:value-type="float">
            <text:p>458.02</text:p>
          </table:table-cell>
          <table:table-cell office:value-type="float" office:value="912.352" calcext:value-type="float">
            <text:p>912.35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-[.B24]" office:value-type="float" office:value="454.332" calcext:value-type="float">
            <text:p>454.332</text:p>
          </table:table-cell>
          <table:table-cell table:formula="of:=[.K24]-[.D24]" office:value-type="float" office:value="121.332" calcext:value-type="float">
            <text:p>121.3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0.813" calcext:value-type="float">
            <text:p>480.813</text:p>
          </table:table-cell>
          <table:table-cell office:value-type="float" office:value="873.7" calcext:value-type="float">
            <text:p>873.7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]-[.B25]" office:value-type="float" office:value="392.887" calcext:value-type="float">
            <text:p>392.887</text:p>
          </table:table-cell>
          <table:table-cell table:formula="of:=[.K25]-[.D25]" office:value-type="float" office:value="59.8870000000001" calcext:value-type="float">
            <text:p>59.8870000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6.376" calcext:value-type="float">
            <text:p>556.376</text:p>
          </table:table-cell>
          <table:table-cell office:value-type="float" office:value="960.951" calcext:value-type="float">
            <text:p>960.95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-[.B26]" office:value-type="float" office:value="404.575" calcext:value-type="float">
            <text:p>404.575</text:p>
          </table:table-cell>
          <table:table-cell table:formula="of:=[.K26]-[.D26]" office:value-type="float" office:value="71.575" calcext:value-type="float">
            <text:p>71.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8.236" calcext:value-type="float">
            <text:p>808.236</text:p>
          </table:table-cell>
          <table:table-cell office:value-type="float" office:value="1178.35" calcext:value-type="float">
            <text:p>1178.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-[.B27]" office:value-type="float" office:value="370.114" calcext:value-type="float">
            <text:p>370.114</text:p>
          </table:table-cell>
          <table:table-cell table:formula="of:=[.K27]-[.D27]" office:value-type="float" office:value="37.1139999999999" calcext:value-type="float">
            <text:p>37.113999999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5.846" calcext:value-type="float">
            <text:p>565.846</text:p>
          </table:table-cell>
          <table:table-cell office:value-type="float" office:value="972.353" calcext:value-type="float">
            <text:p>972.35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-[.B28]" office:value-type="float" office:value="406.507" calcext:value-type="float">
            <text:p>406.507</text:p>
          </table:table-cell>
          <table:table-cell table:formula="of:=[.K28]-[.D28]" office:value-type="float" office:value="73.5069999999999" calcext:value-type="float">
            <text:p>73.506999999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1.823" calcext:value-type="float">
            <text:p>491.823</text:p>
          </table:table-cell>
          <table:table-cell office:value-type="float" office:value="825.973" calcext:value-type="float">
            <text:p>825.97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-[.B29]" office:value-type="float" office:value="334.15" calcext:value-type="float">
            <text:p>334.15</text:p>
          </table:table-cell>
          <table:table-cell table:formula="of:=[.K29]-[.D29]" office:value-type="float" office:value="1.14999999999998" calcext:value-type="float">
            <text:p>1.14999999999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9.396" calcext:value-type="float">
            <text:p>519.396</text:p>
          </table:table-cell>
          <table:table-cell office:value-type="float" office:value="959.184" calcext:value-type="float">
            <text:p>959.18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]-[.B30]" office:value-type="float" office:value="439.788" calcext:value-type="float">
            <text:p>439.788</text:p>
          </table:table-cell>
          <table:table-cell table:formula="of:=[.K30]-[.D30]" office:value-type="float" office:value="106.788" calcext:value-type="float">
            <text:p>106.7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5.396" calcext:value-type="float">
            <text:p>865.396</text:p>
          </table:table-cell>
          <table:table-cell office:value-type="float" office:value="1245.21" calcext:value-type="float">
            <text:p>1245.2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-[.B31]" office:value-type="float" office:value="379.814" calcext:value-type="float">
            <text:p>379.814</text:p>
          </table:table-cell>
          <table:table-cell table:formula="of:=[.K31]-[.D31]" office:value-type="float" office:value="46.8140000000001" calcext:value-type="float">
            <text:p>46.8140000000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5.857" calcext:value-type="float">
            <text:p>535.857</text:p>
          </table:table-cell>
          <table:table-cell office:value-type="float" office:value="1133.9" calcext:value-type="float">
            <text:p>1133.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2]-[.B32]" office:value-type="float" office:value="598.043" calcext:value-type="float">
            <text:p>598.043</text:p>
          </table:table-cell>
          <table:table-cell table:formula="of:=[.K32]-[.D32]" office:value-type="float" office:value="265.043" calcext:value-type="float">
            <text:p>265.0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4.624" calcext:value-type="float">
            <text:p>444.624</text:p>
          </table:table-cell>
          <table:table-cell office:value-type="float" office:value="1109.6" calcext:value-type="float">
            <text:p>1109.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3]-[.B33]" office:value-type="float" office:value="664.976" calcext:value-type="float">
            <text:p>664.976</text:p>
          </table:table-cell>
          <table:table-cell table:formula="of:=[.K33]-[.D33]" office:value-type="float" office:value="331.976" calcext:value-type="float">
            <text:p>331.9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1.796" calcext:value-type="float">
            <text:p>441.796</text:p>
          </table:table-cell>
          <table:table-cell office:value-type="float" office:value="908.365" calcext:value-type="float">
            <text:p>908.36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4]-[.B34]" office:value-type="float" office:value="466.569" calcext:value-type="float">
            <text:p>466.569</text:p>
          </table:table-cell>
          <table:table-cell table:formula="of:=[.K34]-[.D34]" office:value-type="float" office:value="133.569" calcext:value-type="float">
            <text:p>133.5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0.513" calcext:value-type="float">
            <text:p>570.513</text:p>
          </table:table-cell>
          <table:table-cell office:value-type="float" office:value="1050.61" calcext:value-type="float">
            <text:p>1050.6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5]-[.B35]" office:value-type="float" office:value="480.097" calcext:value-type="float">
            <text:p>480.097</text:p>
          </table:table-cell>
          <table:table-cell table:formula="of:=[.K35]-[.D35]" office:value-type="float" office:value="147.097" calcext:value-type="float">
            <text:p>147.0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0.968" calcext:value-type="float">
            <text:p>810.968</text:p>
          </table:table-cell>
          <table:table-cell office:value-type="float" office:value="1242.8" calcext:value-type="float">
            <text:p>1242.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6]-[.B36]" office:value-type="float" office:value="431.832" calcext:value-type="float">
            <text:p>431.832</text:p>
          </table:table-cell>
          <table:table-cell table:formula="of:=[.K36]-[.D36]" office:value-type="float" office:value="98.832" calcext:value-type="float">
            <text:p>98.8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.562" calcext:value-type="float">
            <text:p>500.562</text:p>
          </table:table-cell>
          <table:table-cell office:value-type="float" office:value="1018.68" calcext:value-type="float">
            <text:p>1018.6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7]-[.B37]" office:value-type="float" office:value="518.118" calcext:value-type="float">
            <text:p>518.118</text:p>
          </table:table-cell>
          <table:table-cell table:formula="of:=[.K37]-[.D37]" office:value-type="float" office:value="185.118" calcext:value-type="float">
            <text:p>185.1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82.44" calcext:value-type="float">
            <text:p>1482.44</text:p>
          </table:table-cell>
          <table:table-cell office:value-type="float" office:value="1951.31" calcext:value-type="float">
            <text:p>1951.3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8]-[.B38]" office:value-type="float" office:value="468.87" calcext:value-type="float">
            <text:p>468.87</text:p>
          </table:table-cell>
          <table:table-cell table:formula="of:=[.K38]-[.D38]" office:value-type="float" office:value="135.87" calcext:value-type="float">
            <text:p>135.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8.793" calcext:value-type="float">
            <text:p>558.793</text:p>
          </table:table-cell>
          <table:table-cell office:value-type="float" office:value="1247.77" calcext:value-type="float">
            <text:p>1247.7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9]-[.B39]" office:value-type="float" office:value="688.977" calcext:value-type="float">
            <text:p>688.977</text:p>
          </table:table-cell>
          <table:table-cell table:formula="of:=[.K39]-[.D39]" office:value-type="float" office:value="355.977" calcext:value-type="float">
            <text:p>355.9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7.102" calcext:value-type="float">
            <text:p>447.102</text:p>
          </table:table-cell>
          <table:table-cell office:value-type="float" office:value="1139.33" calcext:value-type="float">
            <text:p>1139.3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0]-[.B40]" office:value-type="float" office:value="692.228" calcext:value-type="float">
            <text:p>692.228</text:p>
          </table:table-cell>
          <table:table-cell table:formula="of:=[.K40]-[.D40]" office:value-type="float" office:value="359.228" calcext:value-type="float">
            <text:p>359.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4.772" calcext:value-type="float">
            <text:p>594.772</text:p>
          </table:table-cell>
          <table:table-cell office:value-type="float" office:value="1185.83" calcext:value-type="float">
            <text:p>1185.8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1]-[.B41]" office:value-type="float" office:value="591.058" calcext:value-type="float">
            <text:p>591.058</text:p>
          </table:table-cell>
          <table:table-cell table:formula="of:=[.K41]-[.D41]" office:value-type="float" office:value="258.058" calcext:value-type="float">
            <text:p>258.0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0.287" calcext:value-type="float">
            <text:p>550.28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]-[.B42]" office:value-type="float" office:value="-550.287" calcext:value-type="float">
            <text:p>-550.287</text:p>
          </table:table-cell>
          <table:table-cell table:formula="of:=[.K42]-[.D42]" office:value-type="float" office:value="-883.287" calcext:value-type="float">
            <text:p>-883.2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.022" calcext:value-type="float">
            <text:p>497.022</text:p>
          </table:table-cell>
          <table:table-cell office:value-type="float" office:value="936.38" calcext:value-type="float">
            <text:p>936.3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3]-[.B43]" office:value-type="float" office:value="439.358" calcext:value-type="float">
            <text:p>439.358</text:p>
          </table:table-cell>
          <table:table-cell table:formula="of:=[.K43]-[.D43]" office:value-type="float" office:value="106.358" calcext:value-type="float">
            <text:p>106.3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7.882" calcext:value-type="float">
            <text:p>457.882</text:p>
          </table:table-cell>
          <table:table-cell office:value-type="float" office:value="817.171" calcext:value-type="float">
            <text:p>817.17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4]-[.B44]" office:value-type="float" office:value="359.289" calcext:value-type="float">
            <text:p>359.289</text:p>
          </table:table-cell>
          <table:table-cell table:formula="of:=[.K44]-[.D44]" office:value-type="float" office:value="26.289" calcext:value-type="float">
            <text:p>26.2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8.004" calcext:value-type="float">
            <text:p>418.004</text:p>
          </table:table-cell>
          <table:table-cell office:value-type="float" office:value="946.056" calcext:value-type="float">
            <text:p>946.05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5]-[.B45]" office:value-type="float" office:value="528.052" calcext:value-type="float">
            <text:p>528.052</text:p>
          </table:table-cell>
          <table:table-cell table:formula="of:=[.K45]-[.D45]" office:value-type="float" office:value="195.052" calcext:value-type="float">
            <text:p>195.0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8.466" calcext:value-type="float">
            <text:p>508.466</text:p>
          </table:table-cell>
          <table:table-cell office:value-type="float" office:value="961.941" calcext:value-type="float">
            <text:p>961.94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6]-[.B46]" office:value-type="float" office:value="453.475" calcext:value-type="float">
            <text:p>453.475</text:p>
          </table:table-cell>
          <table:table-cell table:formula="of:=[.K46]-[.D46]" office:value-type="float" office:value="120.475" calcext:value-type="float">
            <text:p>120.4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2.024" calcext:value-type="float">
            <text:p>472.024</text:p>
          </table:table-cell>
          <table:table-cell office:value-type="float" office:value="920.098" calcext:value-type="float">
            <text:p>920.09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7]-[.B47]" office:value-type="float" office:value="448.074" calcext:value-type="float">
            <text:p>448.074</text:p>
          </table:table-cell>
          <table:table-cell table:formula="of:=[.K47]-[.D47]" office:value-type="float" office:value="115.074" calcext:value-type="float">
            <text:p>115.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9.1" calcext:value-type="float">
            <text:p>1069.1</text:p>
          </table:table-cell>
          <table:table-cell office:value-type="float" office:value="1543.18" calcext:value-type="float">
            <text:p>1543.1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8]-[.B48]" office:value-type="float" office:value="474.08" calcext:value-type="float">
            <text:p>474.08</text:p>
          </table:table-cell>
          <table:table-cell table:formula="of:=[.K48]-[.D48]" office:value-type="float" office:value="141.08" calcext:value-type="float">
            <text:p>141.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4.323" calcext:value-type="float">
            <text:p>464.323</text:p>
          </table:table-cell>
          <table:table-cell office:value-type="float" office:value="1077.85" calcext:value-type="float">
            <text:p>1077.8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49]-[.B49]" office:value-type="float" office:value="613.527" calcext:value-type="float">
            <text:p>613.527</text:p>
          </table:table-cell>
          <table:table-cell table:formula="of:=[.K49]-[.D49]" office:value-type="float" office:value="280.527" calcext:value-type="float">
            <text:p>280.5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6.29" calcext:value-type="float">
            <text:p>456.29</text:p>
          </table:table-cell>
          <table:table-cell office:value-type="float" office:value="945.395" calcext:value-type="float">
            <text:p>945.39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0]-[.B50]" office:value-type="float" office:value="489.105" calcext:value-type="float">
            <text:p>489.105</text:p>
          </table:table-cell>
          <table:table-cell table:formula="of:=[.K50]-[.D50]" office:value-type="float" office:value="156.105" calcext:value-type="float">
            <text:p>156.1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0.745" calcext:value-type="float">
            <text:p>480.745</text:p>
          </table:table-cell>
          <table:table-cell office:value-type="float" office:value="960.699" calcext:value-type="float">
            <text:p>960.69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1]-[.B51]" office:value-type="float" office:value="479.954" calcext:value-type="float">
            <text:p>479.954</text:p>
          </table:table-cell>
          <table:table-cell table:formula="of:=[.K51]-[.D51]" office:value-type="float" office:value="146.954" calcext:value-type="float">
            <text:p>146.9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9.202" calcext:value-type="float">
            <text:p>409.202</text:p>
          </table:table-cell>
          <table:table-cell office:value-type="float" office:value="901.117" calcext:value-type="float">
            <text:p>901.11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2]-[.B52]" office:value-type="float" office:value="491.915" calcext:value-type="float">
            <text:p>491.915</text:p>
          </table:table-cell>
          <table:table-cell table:formula="of:=[.K52]-[.D52]" office:value-type="float" office:value="158.915" calcext:value-type="float">
            <text:p>158.9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.09" calcext:value-type="float">
            <text:p>463.09</text:p>
          </table:table-cell>
          <table:table-cell office:value-type="float" office:value="953.018" calcext:value-type="float">
            <text:p>953.01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3]-[.B53]" office:value-type="float" office:value="489.928" calcext:value-type="float">
            <text:p>489.928</text:p>
          </table:table-cell>
          <table:table-cell table:formula="of:=[.K53]-[.D53]" office:value-type="float" office:value="156.928" calcext:value-type="float">
            <text:p>156.9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2.535" calcext:value-type="float">
            <text:p>482.535</text:p>
          </table:table-cell>
          <table:table-cell office:value-type="float" office:value="1048.89" calcext:value-type="float">
            <text:p>1048.8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4]-[.B54]" office:value-type="float" office:value="566.355" calcext:value-type="float">
            <text:p>566.355</text:p>
          </table:table-cell>
          <table:table-cell table:formula="of:=[.K54]-[.D54]" office:value-type="float" office:value="233.355" calcext:value-type="float">
            <text:p>233.3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9.34" calcext:value-type="float">
            <text:p>559.34</text:p>
          </table:table-cell>
          <table:table-cell office:value-type="float" office:value="1042.07" calcext:value-type="float">
            <text:p>1042.0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5]-[.B55]" office:value-type="float" office:value="482.73" calcext:value-type="float">
            <text:p>482.73</text:p>
          </table:table-cell>
          <table:table-cell table:formula="of:=[.K55]-[.D55]" office:value-type="float" office:value="149.73" calcext:value-type="float">
            <text:p>149.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2.115" calcext:value-type="float">
            <text:p>452.115</text:p>
          </table:table-cell>
          <table:table-cell office:value-type="float" office:value="958.134" calcext:value-type="float">
            <text:p>958.13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6]-[.B56]" office:value-type="float" office:value="506.019" calcext:value-type="float">
            <text:p>506.019</text:p>
          </table:table-cell>
          <table:table-cell table:formula="of:=[.K56]-[.D56]" office:value-type="float" office:value="173.019" calcext:value-type="float">
            <text:p>173.0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3.261" calcext:value-type="float">
            <text:p>723.261</text:p>
          </table:table-cell>
          <table:table-cell office:value-type="float" office:value="1248.39" calcext:value-type="float">
            <text:p>1248.3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7]-[.B57]" office:value-type="float" office:value="525.129" calcext:value-type="float">
            <text:p>525.129</text:p>
          </table:table-cell>
          <table:table-cell table:formula="of:=[.K57]-[.D57]" office:value-type="float" office:value="192.129" calcext:value-type="float">
            <text:p>192.1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2.237" calcext:value-type="float">
            <text:p>552.237</text:p>
          </table:table-cell>
          <table:table-cell office:value-type="float" office:value="999.329" calcext:value-type="float">
            <text:p>999.32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8]-[.B58]" office:value-type="float" office:value="447.092" calcext:value-type="float">
            <text:p>447.092</text:p>
          </table:table-cell>
          <table:table-cell table:formula="of:=[.K58]-[.D58]" office:value-type="float" office:value="114.092" calcext:value-type="float">
            <text:p>114.0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4.337" calcext:value-type="float">
            <text:p>464.337</text:p>
          </table:table-cell>
          <table:table-cell office:value-type="float" office:value="928.149" calcext:value-type="float">
            <text:p>928.14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59]-[.B59]" office:value-type="float" office:value="463.812" calcext:value-type="float">
            <text:p>463.812</text:p>
          </table:table-cell>
          <table:table-cell table:formula="of:=[.K59]-[.D59]" office:value-type="float" office:value="130.812" calcext:value-type="float">
            <text:p>130.8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7.767" calcext:value-type="float">
            <text:p>467.767</text:p>
          </table:table-cell>
          <table:table-cell office:value-type="float" office:value="912.738" calcext:value-type="float">
            <text:p>912.73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60]-[.B60]" office:value-type="float" office:value="444.971" calcext:value-type="float">
            <text:p>444.971</text:p>
          </table:table-cell>
          <table:table-cell table:formula="of:=[.K60]-[.D60]" office:value-type="float" office:value="111.971" calcext:value-type="float">
            <text:p>111.9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3.198" calcext:value-type="float">
            <text:p>483.198</text:p>
          </table:table-cell>
          <table:table-cell office:value-type="float" office:value="956.163" calcext:value-type="float">
            <text:p>956.16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61]-[.B61]" office:value-type="float" office:value="472.965" calcext:value-type="float">
            <text:p>472.965</text:p>
          </table:table-cell>
          <table:table-cell table:formula="of:=[.K61]-[.D61]" office:value-type="float" office:value="139.965" calcext:value-type="float">
            <text:p>139.9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9.08" calcext:value-type="float">
            <text:p>509.08</text:p>
          </table:table-cell>
          <table:table-cell office:value-type="float" office:value="978.279" calcext:value-type="float">
            <text:p>978.27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62]-[.B62]" office:value-type="float" office:value="469.199" calcext:value-type="float">
            <text:p>469.199</text:p>
          </table:table-cell>
          <table:table-cell table:formula="of:=[.K62]-[.D62]" office:value-type="float" office:value="136.199" calcext:value-type="float">
            <text:p>136.1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4.086" calcext:value-type="float">
            <text:p>504.086</text:p>
          </table:table-cell>
          <table:table-cell office:value-type="float" office:value="991.785" calcext:value-type="float">
            <text:p>991.78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-[.B63]" office:value-type="float" office:value="487.699" calcext:value-type="float">
            <text:p>487.699</text:p>
          </table:table-cell>
          <table:table-cell table:formula="of:=[.K63]-[.D63]" office:value-type="float" office:value="154.699" calcext:value-type="float">
            <text:p>154.6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6.747" calcext:value-type="float">
            <text:p>456.747</text:p>
          </table:table-cell>
          <table:table-cell office:value-type="float" office:value="838.077" calcext:value-type="float">
            <text:p>838.07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]-[.B64]" office:value-type="float" office:value="381.33" calcext:value-type="float">
            <text:p>381.33</text:p>
          </table:table-cell>
          <table:table-cell table:formula="of:=[.K64]-[.D64]" office:value-type="float" office:value="48.33" calcext:value-type="float">
            <text:p>48.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1.816" calcext:value-type="float">
            <text:p>491.816</text:p>
          </table:table-cell>
          <table:table-cell office:value-type="float" office:value="907.888" calcext:value-type="float">
            <text:p>907.88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B65]" office:value-type="float" office:value="416.072" calcext:value-type="float">
            <text:p>416.072</text:p>
          </table:table-cell>
          <table:table-cell table:formula="of:=[.K65]-[.D65]" office:value-type="float" office:value="83.0720000000001" calcext:value-type="float">
            <text:p>83.072000000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1.823" calcext:value-type="float">
            <text:p>441.823</text:p>
          </table:table-cell>
          <table:table-cell office:value-type="float" office:value="833.541" calcext:value-type="float">
            <text:p>833.54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B66]" office:value-type="float" office:value="391.718" calcext:value-type="float">
            <text:p>391.718</text:p>
          </table:table-cell>
          <table:table-cell table:formula="of:=[.K66]-[.D66]" office:value-type="float" office:value="58.7180000000001" calcext:value-type="float">
            <text:p>58.718000000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4.567" calcext:value-type="float">
            <text:p>484.567</text:p>
          </table:table-cell>
          <table:table-cell office:value-type="float" office:value="916.442" calcext:value-type="float">
            <text:p>916.44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B67]" office:value-type="float" office:value="431.875" calcext:value-type="float">
            <text:p>431.875</text:p>
          </table:table-cell>
          <table:table-cell table:formula="of:=[.K67]-[.D67]" office:value-type="float" office:value="98.875" calcext:value-type="float">
            <text:p>98.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7.225" calcext:value-type="float">
            <text:p>557.225</text:p>
          </table:table-cell>
          <table:table-cell office:value-type="float" office:value="913.573" calcext:value-type="float">
            <text:p>913.57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]-[.B68]" office:value-type="float" office:value="356.348" calcext:value-type="float">
            <text:p>356.348</text:p>
          </table:table-cell>
          <table:table-cell table:formula="of:=[.K68]-[.D68]" office:value-type="float" office:value="23.348" calcext:value-type="float">
            <text:p>23.3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6.332" calcext:value-type="float">
            <text:p>406.332</text:p>
          </table:table-cell>
          <table:table-cell office:value-type="float" office:value="786.677" calcext:value-type="float">
            <text:p>786.67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]-[.B69]" office:value-type="float" office:value="380.345" calcext:value-type="float">
            <text:p>380.345</text:p>
          </table:table-cell>
          <table:table-cell table:formula="of:=[.K69]-[.D69]" office:value-type="float" office:value="47.345" calcext:value-type="float">
            <text:p>47.3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6.96" calcext:value-type="float">
            <text:p>446.96</text:p>
          </table:table-cell>
          <table:table-cell office:value-type="float" office:value="839.892" calcext:value-type="float">
            <text:p>839.89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B70]" office:value-type="float" office:value="392.932" calcext:value-type="float">
            <text:p>392.932</text:p>
          </table:table-cell>
          <table:table-cell table:formula="of:=[.K70]-[.D70]" office:value-type="float" office:value="59.9320000000001" calcext:value-type="float">
            <text:p>59.932000000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4.821" calcext:value-type="float">
            <text:p>404.821</text:p>
          </table:table-cell>
          <table:table-cell office:value-type="float" office:value="730.516" calcext:value-type="float">
            <text:p>730.51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B71]" office:value-type="float" office:value="325.695" calcext:value-type="float">
            <text:p>325.695</text:p>
          </table:table-cell>
          <table:table-cell table:formula="of:=[.K71]-[.D71]" office:value-type="float" office:value="-7.30500000000006" calcext:value-type="float">
            <text:p>-7.30500000000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5.615" calcext:value-type="float">
            <text:p>435.615</text:p>
          </table:table-cell>
          <table:table-cell office:value-type="float" office:value="763.919" calcext:value-type="float">
            <text:p>763.91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2]-[.B72]" office:value-type="float" office:value="328.304" calcext:value-type="float">
            <text:p>328.304</text:p>
          </table:table-cell>
          <table:table-cell table:formula="of:=[.K72]-[.D72]" office:value-type="float" office:value="-4.69600000000003" calcext:value-type="float">
            <text:p>-4.696000000000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9.535" calcext:value-type="float">
            <text:p>599.535</text:p>
          </table:table-cell>
          <table:table-cell office:value-type="float" office:value="938.164" calcext:value-type="float">
            <text:p>938.16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]-[.B73]" office:value-type="float" office:value="338.629" calcext:value-type="float">
            <text:p>338.629</text:p>
          </table:table-cell>
          <table:table-cell table:formula="of:=[.K73]-[.D73]" office:value-type="float" office:value="5.62900000000002" calcext:value-type="float">
            <text:p>5.629000000000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5.842" calcext:value-type="float">
            <text:p>405.842</text:p>
          </table:table-cell>
          <table:table-cell office:value-type="float" office:value="744.69" calcext:value-type="float">
            <text:p>744.6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4]-[.B74]" office:value-type="float" office:value="338.848" calcext:value-type="float">
            <text:p>338.848</text:p>
          </table:table-cell>
          <table:table-cell table:formula="of:=[.K74]-[.D74]" office:value-type="float" office:value="5.84800000000007" calcext:value-type="float">
            <text:p>5.848000000000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0.403" calcext:value-type="float">
            <text:p>410.403</text:p>
          </table:table-cell>
          <table:table-cell office:value-type="float" office:value="807.374" calcext:value-type="float">
            <text:p>807.37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]-[.B75]" office:value-type="float" office:value="396.971" calcext:value-type="float">
            <text:p>396.971</text:p>
          </table:table-cell>
          <table:table-cell table:formula="of:=[.K75]-[.D75]" office:value-type="float" office:value="63.971" calcext:value-type="float">
            <text:p>63.9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6.456" calcext:value-type="float">
            <text:p>356.456</text:p>
          </table:table-cell>
          <table:table-cell office:value-type="float" office:value="734.414" calcext:value-type="float">
            <text:p>734.41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-[.B76]" office:value-type="float" office:value="377.958" calcext:value-type="float">
            <text:p>377.958</text:p>
          </table:table-cell>
          <table:table-cell table:formula="of:=[.K76]-[.D76]" office:value-type="float" office:value="44.958" calcext:value-type="float">
            <text:p>44.9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4.93" calcext:value-type="float">
            <text:p>514.93</text:p>
          </table:table-cell>
          <table:table-cell office:value-type="float" office:value="903.119" calcext:value-type="float">
            <text:p>903.11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7]-[.B77]" office:value-type="float" office:value="388.189" calcext:value-type="float">
            <text:p>388.189</text:p>
          </table:table-cell>
          <table:table-cell table:formula="of:=[.K77]-[.D77]" office:value-type="float" office:value="55.1890000000001" calcext:value-type="float">
            <text:p>55.189000000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3.692" calcext:value-type="float">
            <text:p>523.692</text:p>
          </table:table-cell>
          <table:table-cell office:value-type="float" office:value="938.609" calcext:value-type="float">
            <text:p>938.60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414.917" calcext:value-type="float">
            <text:p>414.917</text:p>
          </table:table-cell>
          <table:table-cell table:formula="of:=[.K78]-[.D78]" office:value-type="float" office:value="81.917" calcext:value-type="float">
            <text:p>81.9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3.851" calcext:value-type="float">
            <text:p>653.851</text:p>
          </table:table-cell>
          <table:table-cell office:value-type="float" office:value="1062.56" calcext:value-type="float">
            <text:p>1062.5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408.709" calcext:value-type="float">
            <text:p>408.709</text:p>
          </table:table-cell>
          <table:table-cell table:formula="of:=[.K79]-[.D79]" office:value-type="float" office:value="75.7089999999999" calcext:value-type="float">
            <text:p>75.70899999999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7.17" calcext:value-type="float">
            <text:p>417.17</text:p>
          </table:table-cell>
          <table:table-cell office:value-type="float" office:value="733.875" calcext:value-type="float">
            <text:p>733.87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316.705" calcext:value-type="float">
            <text:p>316.705</text:p>
          </table:table-cell>
          <table:table-cell table:formula="of:=[.K80]-[.D80]" office:value-type="float" office:value="-16.295" calcext:value-type="float">
            <text:p>-16.2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7.802" calcext:value-type="float">
            <text:p>477.802</text:p>
          </table:table-cell>
          <table:table-cell office:value-type="float" office:value="820.233" calcext:value-type="float">
            <text:p>820.23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1]-[.B81]" office:value-type="float" office:value="342.431" calcext:value-type="float">
            <text:p>342.431</text:p>
          </table:table-cell>
          <table:table-cell table:formula="of:=[.K81]-[.D81]" office:value-type="float" office:value="9.43099999999993" calcext:value-type="float">
            <text:p>9.4309999999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7.078" calcext:value-type="float">
            <text:p>437.078</text:p>
          </table:table-cell>
          <table:table-cell office:value-type="float" office:value="771.498" calcext:value-type="float">
            <text:p>771.49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]-[.B82]" office:value-type="float" office:value="334.42" calcext:value-type="float">
            <text:p>334.42</text:p>
          </table:table-cell>
          <table:table-cell table:formula="of:=[.K82]-[.D82]" office:value-type="float" office:value="1.42000000000007" calcext:value-type="float">
            <text:p>1.420000000000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2.118" calcext:value-type="float">
            <text:p>462.118</text:p>
          </table:table-cell>
          <table:table-cell office:value-type="float" office:value="918.497" calcext:value-type="float">
            <text:p>918.49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]-[.B83]" office:value-type="float" office:value="456.379" calcext:value-type="float">
            <text:p>456.379</text:p>
          </table:table-cell>
          <table:table-cell table:formula="of:=[.K83]-[.D83]" office:value-type="float" office:value="123.379" calcext:value-type="float">
            <text:p>123.3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4.163" calcext:value-type="float">
            <text:p>434.163</text:p>
          </table:table-cell>
          <table:table-cell office:value-type="float" office:value="813.825" calcext:value-type="float">
            <text:p>813.82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]-[.B84]" office:value-type="float" office:value="379.662" calcext:value-type="float">
            <text:p>379.662</text:p>
          </table:table-cell>
          <table:table-cell table:formula="of:=[.K84]-[.D84]" office:value-type="float" office:value="46.662" calcext:value-type="float">
            <text:p>46.6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2.134" calcext:value-type="float">
            <text:p>452.134</text:p>
          </table:table-cell>
          <table:table-cell office:value-type="float" office:value="786.311" calcext:value-type="float">
            <text:p>786.31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]-[.B85]" office:value-type="float" office:value="334.177" calcext:value-type="float">
            <text:p>334.177</text:p>
          </table:table-cell>
          <table:table-cell table:formula="of:=[.K85]-[.D85]" office:value-type="float" office:value="1.17700000000002" calcext:value-type="float">
            <text:p>1.17700000000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1.832" calcext:value-type="float">
            <text:p>481.832</text:p>
          </table:table-cell>
          <table:table-cell office:value-type="float" office:value="895.988" calcext:value-type="float">
            <text:p>895.98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6]-[.B86]" office:value-type="float" office:value="414.156" calcext:value-type="float">
            <text:p>414.156</text:p>
          </table:table-cell>
          <table:table-cell table:formula="of:=[.K86]-[.D86]" office:value-type="float" office:value="81.1560000000001" calcext:value-type="float">
            <text:p>81.1560000000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2.374" calcext:value-type="float">
            <text:p>482.374</text:p>
          </table:table-cell>
          <table:table-cell office:value-type="float" office:value="824.286" calcext:value-type="float">
            <text:p>824.28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]-[.B87]" office:value-type="float" office:value="341.912" calcext:value-type="float">
            <text:p>341.912</text:p>
          </table:table-cell>
          <table:table-cell table:formula="of:=[.K87]-[.D87]" office:value-type="float" office:value="8.91199999999992" calcext:value-type="float">
            <text:p>8.911999999999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4.598" calcext:value-type="float">
            <text:p>454.598</text:p>
          </table:table-cell>
          <table:table-cell office:value-type="float" office:value="923.725" calcext:value-type="float">
            <text:p>923.72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]-[.B88]" office:value-type="float" office:value="469.127" calcext:value-type="float">
            <text:p>469.127</text:p>
          </table:table-cell>
          <table:table-cell table:formula="of:=[.K88]-[.D88]" office:value-type="float" office:value="136.127" calcext:value-type="float">
            <text:p>136.1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5.097" calcext:value-type="float">
            <text:p>435.097</text:p>
          </table:table-cell>
          <table:table-cell office:value-type="float" office:value="764.036" calcext:value-type="float">
            <text:p>764.03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B89]" office:value-type="float" office:value="328.939" calcext:value-type="float">
            <text:p>328.939</text:p>
          </table:table-cell>
          <table:table-cell table:formula="of:=[.K89]-[.D89]" office:value-type="float" office:value="-4.06100000000004" calcext:value-type="float">
            <text:p>-4.061000000000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9.181" calcext:value-type="float">
            <text:p>419.181</text:p>
          </table:table-cell>
          <table:table-cell office:value-type="float" office:value="858.513" calcext:value-type="float">
            <text:p>858.51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0]-[.B90]" office:value-type="float" office:value="439.332" calcext:value-type="float">
            <text:p>439.332</text:p>
          </table:table-cell>
          <table:table-cell table:formula="of:=[.K90]-[.D90]" office:value-type="float" office:value="106.332" calcext:value-type="float">
            <text:p>106.3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0.608" calcext:value-type="float">
            <text:p>420.608</text:p>
          </table:table-cell>
          <table:table-cell office:value-type="float" office:value="798.742" calcext:value-type="float">
            <text:p>798.74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]-[.B91]" office:value-type="float" office:value="378.134" calcext:value-type="float">
            <text:p>378.134</text:p>
          </table:table-cell>
          <table:table-cell table:formula="of:=[.K91]-[.D91]" office:value-type="float" office:value="45.134" calcext:value-type="float">
            <text:p>45.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8.648" calcext:value-type="float">
            <text:p>458.648</text:p>
          </table:table-cell>
          <table:table-cell office:value-type="float" office:value="839.218" calcext:value-type="float">
            <text:p>839.21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]-[.B92]" office:value-type="float" office:value="380.57" calcext:value-type="float">
            <text:p>380.57</text:p>
          </table:table-cell>
          <table:table-cell table:formula="of:=[.K92]-[.D92]" office:value-type="float" office:value="47.5699999999999" calcext:value-type="float">
            <text:p>47.56999999999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7.779" calcext:value-type="float">
            <text:p>507.779</text:p>
          </table:table-cell>
          <table:table-cell office:value-type="float" office:value="1064.59" calcext:value-type="float">
            <text:p>1064.5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3]-[.B93]" office:value-type="float" office:value="556.811" calcext:value-type="float">
            <text:p>556.811</text:p>
          </table:table-cell>
          <table:table-cell table:formula="of:=[.K93]-[.D93]" office:value-type="float" office:value="-109.189" calcext:value-type="float">
            <text:p>-109.1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4.851" calcext:value-type="float">
            <text:p>444.851</text:p>
          </table:table-cell>
          <table:table-cell office:value-type="float" office:value="1084.37" calcext:value-type="float">
            <text:p>1084.3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4]-[.B94]" office:value-type="float" office:value="639.519" calcext:value-type="float">
            <text:p>639.519</text:p>
          </table:table-cell>
          <table:table-cell table:formula="of:=[.K94]-[.D94]" office:value-type="float" office:value="-26.4810000000001" calcext:value-type="float">
            <text:p>-26.481000000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1.369" calcext:value-type="float">
            <text:p>391.369</text:p>
          </table:table-cell>
          <table:table-cell office:value-type="float" office:value="1019.93" calcext:value-type="float">
            <text:p>1019.9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]-[.B95]" office:value-type="float" office:value="628.561" calcext:value-type="float">
            <text:p>628.561</text:p>
          </table:table-cell>
          <table:table-cell table:formula="of:=[.K95]-[.D95]" office:value-type="float" office:value="-37.4390000000001" calcext:value-type="float">
            <text:p>-37.4390000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7.565" calcext:value-type="float">
            <text:p>837.565</text:p>
          </table:table-cell>
          <table:table-cell office:value-type="float" office:value="1449.48" calcext:value-type="float">
            <text:p>1449.4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6]-[.B96]" office:value-type="float" office:value="611.915" calcext:value-type="float">
            <text:p>611.915</text:p>
          </table:table-cell>
          <table:table-cell table:formula="of:=[.K96]-[.D96]" office:value-type="float" office:value="-54.085" calcext:value-type="float">
            <text:p>-54.0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1.638" calcext:value-type="float">
            <text:p>851.638</text:p>
          </table:table-cell>
          <table:table-cell office:value-type="float" office:value="1488.42" calcext:value-type="float">
            <text:p>1488.4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]-[.B97]" office:value-type="float" office:value="636.782" calcext:value-type="float">
            <text:p>636.782</text:p>
          </table:table-cell>
          <table:table-cell table:formula="of:=[.K97]-[.D97]" office:value-type="float" office:value="-29.218" calcext:value-type="float">
            <text:p>-29.2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5.966" calcext:value-type="float">
            <text:p>615.966</text:p>
          </table:table-cell>
          <table:table-cell office:value-type="float" office:value="1297.74" calcext:value-type="float">
            <text:p>1297.7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8]-[.B98]" office:value-type="float" office:value="681.774" calcext:value-type="float">
            <text:p>681.774</text:p>
          </table:table-cell>
          <table:table-cell table:formula="of:=[.K98]-[.D98]" office:value-type="float" office:value="15.774" calcext:value-type="float">
            <text:p>15.7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7.844" calcext:value-type="float">
            <text:p>677.844</text:p>
          </table:table-cell>
          <table:table-cell office:value-type="float" office:value="1258.87" calcext:value-type="float">
            <text:p>1258.8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]-[.B99]" office:value-type="float" office:value="581.026" calcext:value-type="float">
            <text:p>581.026</text:p>
          </table:table-cell>
          <table:table-cell table:formula="of:=[.K99]-[.D99]" office:value-type="float" office:value="-84.9740000000002" calcext:value-type="float">
            <text:p>-84.97400000000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7.081" calcext:value-type="float">
            <text:p>837.081</text:p>
          </table:table-cell>
          <table:table-cell office:value-type="float" office:value="1463.64" calcext:value-type="float">
            <text:p>1463.6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0]-[.B100]" office:value-type="float" office:value="626.559" calcext:value-type="float">
            <text:p>626.559</text:p>
          </table:table-cell>
          <table:table-cell table:formula="of:=[.K100]-[.D100]" office:value-type="float" office:value="-39.4409999999999" calcext:value-type="float">
            <text:p>-39.44099999999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2.839" calcext:value-type="float">
            <text:p>482.839</text:p>
          </table:table-cell>
          <table:table-cell office:value-type="float" office:value="1117.88" calcext:value-type="float">
            <text:p>1117.8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]-[.B101]" office:value-type="float" office:value="635.041" calcext:value-type="float">
            <text:p>635.041</text:p>
          </table:table-cell>
          <table:table-cell table:formula="of:=[.K101]-[.D101]" office:value-type="float" office:value="-30.9589999999998" calcext:value-type="float">
            <text:p>-30.9589999999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3.589" calcext:value-type="float">
            <text:p>483.589</text:p>
          </table:table-cell>
          <table:table-cell office:value-type="float" office:value="1161.6" calcext:value-type="float">
            <text:p>1161.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]-[.B102]" office:value-type="float" office:value="678.011" calcext:value-type="float">
            <text:p>678.011</text:p>
          </table:table-cell>
          <table:table-cell table:formula="of:=[.K102]-[.D102]" office:value-type="float" office:value="12.011" calcext:value-type="float">
            <text:p>12.0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1.902" calcext:value-type="float">
            <text:p>901.902</text:p>
          </table:table-cell>
          <table:table-cell office:value-type="float" office:value="1525.21" calcext:value-type="float">
            <text:p>1525.2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B103]" office:value-type="float" office:value="623.308" calcext:value-type="float">
            <text:p>623.308</text:p>
          </table:table-cell>
          <table:table-cell table:formula="of:=[.K103]-[.D103]" office:value-type="float" office:value="-42.692" calcext:value-type="float">
            <text:p>-42.6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99.082" calcext:value-type="float">
            <text:p>499.082</text:p>
          </table:table-cell>
          <table:table-cell office:value-type="float" office:value="1160.84" calcext:value-type="float">
            <text:p>1160.8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]-[.B104]" office:value-type="float" office:value="661.758" calcext:value-type="float">
            <text:p>661.758</text:p>
          </table:table-cell>
          <table:table-cell table:formula="of:=[.K104]-[.D104]" office:value-type="float" office:value="-4.24200000000008" calcext:value-type="float">
            <text:p>-4.242000000000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5.103" calcext:value-type="float">
            <text:p>445.103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]-[.B105]" office:value-type="float" office:value="564.537" calcext:value-type="float">
            <text:p>564.537</text:p>
          </table:table-cell>
          <table:table-cell table:formula="of:=[.K105]-[.D105]" office:value-type="float" office:value="-101.463" calcext:value-type="float">
            <text:p>-101.4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1.511" calcext:value-type="float">
            <text:p>501.511</text:p>
          </table:table-cell>
          <table:table-cell office:value-type="float" office:value="1209.77" calcext:value-type="float">
            <text:p>1209.7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-[.B106]" office:value-type="float" office:value="708.259" calcext:value-type="float">
            <text:p>708.259</text:p>
          </table:table-cell>
          <table:table-cell table:formula="of:=[.K106]-[.D106]" office:value-type="float" office:value="42.259" calcext:value-type="float">
            <text:p>42.2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2.515" calcext:value-type="float">
            <text:p>822.515</text:p>
          </table:table-cell>
          <table:table-cell office:value-type="float" office:value="1462.02" calcext:value-type="float">
            <text:p>1462.0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]-[.B107]" office:value-type="float" office:value="639.505" calcext:value-type="float">
            <text:p>639.505</text:p>
          </table:table-cell>
          <table:table-cell table:formula="of:=[.K107]-[.D107]" office:value-type="float" office:value="-26.495" calcext:value-type="float">
            <text:p>-26.4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1.073" calcext:value-type="float">
            <text:p>421.073</text:p>
          </table:table-cell>
          <table:table-cell office:value-type="float" office:value="987.941" calcext:value-type="float">
            <text:p>987.94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]-[.B108]" office:value-type="float" office:value="566.868" calcext:value-type="float">
            <text:p>566.868</text:p>
          </table:table-cell>
          <table:table-cell table:formula="of:=[.K108]-[.D108]" office:value-type="float" office:value="-99.1319999999999" calcext:value-type="float">
            <text:p>-99.13199999999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14.84" calcext:value-type="float">
            <text:p>514.84</text:p>
          </table:table-cell>
          <table:table-cell office:value-type="float" office:value="1167.94" calcext:value-type="float">
            <text:p>1167.9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]-[.B109]" office:value-type="float" office:value="653.1" calcext:value-type="float">
            <text:p>653.1</text:p>
          </table:table-cell>
          <table:table-cell table:formula="of:=[.K109]-[.D109]" office:value-type="float" office:value="-12.9" calcext:value-type="float">
            <text:p>-12.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.35" calcext:value-type="float">
            <text:p>1079.35</text:p>
          </table:table-cell>
          <table:table-cell office:value-type="float" office:value="1672.56" calcext:value-type="float">
            <text:p>1672.5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]-[.B110]" office:value-type="float" office:value="593.21" calcext:value-type="float">
            <text:p>593.21</text:p>
          </table:table-cell>
          <table:table-cell table:formula="of:=[.K110]-[.D110]" office:value-type="float" office:value="-72.79" calcext:value-type="float">
            <text:p>-72.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0.68" calcext:value-type="float">
            <text:p>830.68</text:p>
          </table:table-cell>
          <table:table-cell office:value-type="float" office:value="1459.45" calcext:value-type="float">
            <text:p>1459.4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]-[.B111]" office:value-type="float" office:value="628.77" calcext:value-type="float">
            <text:p>628.77</text:p>
          </table:table-cell>
          <table:table-cell table:formula="of:=[.K111]-[.D111]" office:value-type="float" office:value="-37.2299999999999" calcext:value-type="float">
            <text:p>-37.22999999999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6.259" calcext:value-type="float">
            <text:p>636.259</text:p>
          </table:table-cell>
          <table:table-cell office:value-type="float" office:value="1276.98" calcext:value-type="float">
            <text:p>1276.9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]-[.B112]" office:value-type="float" office:value="640.721" calcext:value-type="float">
            <text:p>640.721</text:p>
          </table:table-cell>
          <table:table-cell table:formula="of:=[.K112]-[.D112]" office:value-type="float" office:value="-25.279" calcext:value-type="float">
            <text:p>-25.2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85.2" calcext:value-type="float">
            <text:p>1485.2</text:p>
          </table:table-cell>
          <table:table-cell office:value-type="float" office:value="2257.46" calcext:value-type="float">
            <text:p>2257.4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]-[.B113]" office:value-type="float" office:value="772.26" calcext:value-type="float">
            <text:p>772.26</text:p>
          </table:table-cell>
          <table:table-cell table:formula="of:=[.K113]-[.D113]" office:value-type="float" office:value="106.26" calcext:value-type="float">
            <text:p>106.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1.46" calcext:value-type="float">
            <text:p>1221.46</text:p>
          </table:table-cell>
          <table:table-cell office:value-type="float" office:value="1885.66" calcext:value-type="float">
            <text:p>1885.6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]-[.B114]" office:value-type="float" office:value="664.2" calcext:value-type="float">
            <text:p>664.2</text:p>
          </table:table-cell>
          <table:table-cell table:formula="of:=[.K114]-[.D114]" office:value-type="float" office:value="-1.79999999999995" calcext:value-type="float">
            <text:p>-1.799999999999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1.172" calcext:value-type="float">
            <text:p>891.172</text:p>
          </table:table-cell>
          <table:table-cell office:value-type="float" office:value="1647.39" calcext:value-type="float">
            <text:p>1647.3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]-[.B115]" office:value-type="float" office:value="756.218" calcext:value-type="float">
            <text:p>756.218</text:p>
          </table:table-cell>
          <table:table-cell table:formula="of:=[.K115]-[.D115]" office:value-type="float" office:value="90.2180000000001" calcext:value-type="float">
            <text:p>90.218000000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5.677" calcext:value-type="float">
            <text:p>605.677</text:p>
          </table:table-cell>
          <table:table-cell office:value-type="float" office:value="1197.68" calcext:value-type="float">
            <text:p>1197.6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]-[.B116]" office:value-type="float" office:value="592.003" calcext:value-type="float">
            <text:p>592.003</text:p>
          </table:table-cell>
          <table:table-cell table:formula="of:=[.K116]-[.D116]" office:value-type="float" office:value="-73.997" calcext:value-type="float">
            <text:p>-73.9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52.445" calcext:value-type="float">
            <text:p>952.445</text:p>
          </table:table-cell>
          <table:table-cell office:value-type="float" office:value="1647.88" calcext:value-type="float">
            <text:p>1647.8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7]-[.B117]" office:value-type="float" office:value="695.435" calcext:value-type="float">
            <text:p>695.435</text:p>
          </table:table-cell>
          <table:table-cell table:formula="of:=[.K117]-[.D117]" office:value-type="float" office:value="29.4350000000001" calcext:value-type="float">
            <text:p>29.43500000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74.677" calcext:value-type="float">
            <text:p>874.677</text:p>
          </table:table-cell>
          <table:table-cell office:value-type="float" office:value="1635.95" calcext:value-type="float">
            <text:p>1635.9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8]-[.B118]" office:value-type="float" office:value="761.273" calcext:value-type="float">
            <text:p>761.273</text:p>
          </table:table-cell>
          <table:table-cell table:formula="of:=[.K118]-[.D118]" office:value-type="float" office:value="95.273" calcext:value-type="float">
            <text:p>95.2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55.017" calcext:value-type="float">
            <text:p>655.017</text:p>
          </table:table-cell>
          <table:table-cell office:value-type="float" office:value="1485.47" calcext:value-type="float">
            <text:p>1485.4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9]-[.B119]" office:value-type="float" office:value="830.453" calcext:value-type="float">
            <text:p>830.453</text:p>
          </table:table-cell>
          <table:table-cell table:formula="of:=[.K119]-[.D119]" office:value-type="float" office:value="164.453" calcext:value-type="float">
            <text:p>164.4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5.486" calcext:value-type="float">
            <text:p>695.486</text:p>
          </table:table-cell>
          <table:table-cell office:value-type="float" office:value="1330.72" calcext:value-type="float">
            <text:p>1330.7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0]-[.B120]" office:value-type="float" office:value="635.234" calcext:value-type="float">
            <text:p>635.234</text:p>
          </table:table-cell>
          <table:table-cell table:formula="of:=[.K120]-[.D120]" office:value-type="float" office:value="-30.766" calcext:value-type="float">
            <text:p>-30.7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69.284" calcext:value-type="float">
            <text:p>569.284</text:p>
          </table:table-cell>
          <table:table-cell office:value-type="float" office:value="1295.49" calcext:value-type="float">
            <text:p>1295.4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1]-[.B121]" office:value-type="float" office:value="726.206" calcext:value-type="float">
            <text:p>726.206</text:p>
          </table:table-cell>
          <table:table-cell table:formula="of:=[.K121]-[.D121]" office:value-type="float" office:value="60.206" calcext:value-type="float">
            <text:p>60.2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6.677" calcext:value-type="float">
            <text:p>926.677</text:p>
          </table:table-cell>
          <table:table-cell office:value-type="float" office:value="1614.92" calcext:value-type="float">
            <text:p>1614.9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2]-[.B122]" office:value-type="float" office:value="688.243" calcext:value-type="float">
            <text:p>688.243</text:p>
          </table:table-cell>
          <table:table-cell table:formula="of:=[.K122]-[.D122]" office:value-type="float" office:value="22.2430000000001" calcext:value-type="float">
            <text:p>22.2430000000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6.086" calcext:value-type="float">
            <text:p>486.086</text:p>
          </table:table-cell>
          <table:table-cell office:value-type="float" office:value="1329.57" calcext:value-type="float">
            <text:p>1329.5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3]-[.B123]" office:value-type="float" office:value="843.484" calcext:value-type="float">
            <text:p>843.484</text:p>
          </table:table-cell>
          <table:table-cell table:formula="of:=[.K123]-[.D123]" office:value-type="float" office:value="177.484" calcext:value-type="float">
            <text:p>177.4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9.804" calcext:value-type="float">
            <text:p>549.804</text:p>
          </table:table-cell>
          <table:table-cell office:value-type="float" office:value="1306.5" calcext:value-type="float">
            <text:p>1306.5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4]-[.B124]" office:value-type="float" office:value="756.696" calcext:value-type="float">
            <text:p>756.696</text:p>
          </table:table-cell>
          <table:table-cell table:formula="of:=[.K124]-[.D124]" office:value-type="float" office:value="90.696" calcext:value-type="float">
            <text:p>90.6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52.554" calcext:value-type="float">
            <text:p>552.554</text:p>
          </table:table-cell>
          <table:table-cell office:value-type="float" office:value="1318.8" calcext:value-type="float">
            <text:p>1318.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5]-[.B125]" office:value-type="float" office:value="766.246" calcext:value-type="float">
            <text:p>766.246</text:p>
          </table:table-cell>
          <table:table-cell table:formula="of:=[.K125]-[.D125]" office:value-type="float" office:value="100.246" calcext:value-type="float">
            <text:p>100.2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2.838" calcext:value-type="float">
            <text:p>452.838</text:p>
          </table:table-cell>
          <table:table-cell office:value-type="float" office:value="1032.09" calcext:value-type="float">
            <text:p>1032.0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6]-[.B126]" office:value-type="float" office:value="579.252" calcext:value-type="float">
            <text:p>579.252</text:p>
          </table:table-cell>
          <table:table-cell table:formula="of:=[.K126]-[.D126]" office:value-type="float" office:value="-86.7480000000001" calcext:value-type="float">
            <text:p>-86.748000000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6.6" calcext:value-type="float">
            <text:p>476.6</text:p>
          </table:table-cell>
          <table:table-cell office:value-type="float" office:value="1090.74" calcext:value-type="float">
            <text:p>1090.7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7]-[.B127]" office:value-type="float" office:value="614.14" calcext:value-type="float">
            <text:p>614.14</text:p>
          </table:table-cell>
          <table:table-cell table:formula="of:=[.K127]-[.D127]" office:value-type="float" office:value="-51.86" calcext:value-type="float">
            <text:p>-51.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4.538" calcext:value-type="float">
            <text:p>494.538</text:p>
          </table:table-cell>
          <table:table-cell office:value-type="float" office:value="1107.36" calcext:value-type="float">
            <text:p>1107.3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8]-[.B128]" office:value-type="float" office:value="612.822" calcext:value-type="float">
            <text:p>612.822</text:p>
          </table:table-cell>
          <table:table-cell table:formula="of:=[.K128]-[.D128]" office:value-type="float" office:value="-53.1780000000001" calcext:value-type="float">
            <text:p>-53.17800000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5.532" calcext:value-type="float">
            <text:p>555.532</text:p>
          </table:table-cell>
          <table:table-cell office:value-type="float" office:value="1239.36" calcext:value-type="float">
            <text:p>1239.3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9]-[.B129]" office:value-type="float" office:value="683.828" calcext:value-type="float">
            <text:p>683.828</text:p>
          </table:table-cell>
          <table:table-cell table:formula="of:=[.K129]-[.D129]" office:value-type="float" office:value="17.8279999999999" calcext:value-type="float">
            <text:p>17.8279999999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8.291" calcext:value-type="float">
            <text:p>528.291</text:p>
          </table:table-cell>
          <table:table-cell office:value-type="float" office:value="1189.82" calcext:value-type="float">
            <text:p>1189.8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0]-[.B130]" office:value-type="float" office:value="661.529" calcext:value-type="float">
            <text:p>661.529</text:p>
          </table:table-cell>
          <table:table-cell table:formula="of:=[.K130]-[.D130]" office:value-type="float" office:value="-4.47100000000012" calcext:value-type="float">
            <text:p>-4.471000000000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3.802" calcext:value-type="float">
            <text:p>553.802</text:p>
          </table:table-cell>
          <table:table-cell office:value-type="float" office:value="1280.06" calcext:value-type="float">
            <text:p>1280.0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1]-[.B131]" office:value-type="float" office:value="726.258" calcext:value-type="float">
            <text:p>726.258</text:p>
          </table:table-cell>
          <table:table-cell table:formula="of:=[.K131]-[.D131]" office:value-type="float" office:value="60.2579999999999" calcext:value-type="float">
            <text:p>60.25799999999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24.315" calcext:value-type="float">
            <text:p>524.315</text:p>
          </table:table-cell>
          <table:table-cell office:value-type="float" office:value="1362.72" calcext:value-type="float">
            <text:p>1362.7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2]-[.B132]" office:value-type="float" office:value="838.405" calcext:value-type="float">
            <text:p>838.405</text:p>
          </table:table-cell>
          <table:table-cell table:formula="of:=[.K132]-[.D132]" office:value-type="float" office:value="172.405" calcext:value-type="float">
            <text:p>172.4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1.039" calcext:value-type="float">
            <text:p>551.039</text:p>
          </table:table-cell>
          <table:table-cell office:value-type="float" office:value="1260.06" calcext:value-type="float">
            <text:p>1260.0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3]-[.B133]" office:value-type="float" office:value="709.021" calcext:value-type="float">
            <text:p>709.021</text:p>
          </table:table-cell>
          <table:table-cell table:formula="of:=[.K133]-[.D133]" office:value-type="float" office:value="43.021" calcext:value-type="float">
            <text:p>43.0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22.948" calcext:value-type="float">
            <text:p>722.948</text:p>
          </table:table-cell>
          <table:table-cell office:value-type="float" office:value="1447.17" calcext:value-type="float">
            <text:p>1447.1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4]-[.B134]" office:value-type="float" office:value="724.222" calcext:value-type="float">
            <text:p>724.222</text:p>
          </table:table-cell>
          <table:table-cell table:formula="of:=[.K134]-[.D134]" office:value-type="float" office:value="58.2220000000001" calcext:value-type="float">
            <text:p>58.222000000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3.54" calcext:value-type="float">
            <text:p>483.54</text:p>
          </table:table-cell>
          <table:table-cell office:value-type="float" office:value="1110.06" calcext:value-type="float">
            <text:p>1110.0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5]-[.B135]" office:value-type="float" office:value="626.52" calcext:value-type="float">
            <text:p>626.52</text:p>
          </table:table-cell>
          <table:table-cell table:formula="of:=[.K135]-[.D135]" office:value-type="float" office:value="-39.48" calcext:value-type="float">
            <text:p>-39.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3.802" calcext:value-type="float">
            <text:p>483.802</text:p>
          </table:table-cell>
          <table:table-cell office:value-type="float" office:value="1072.35" calcext:value-type="float">
            <text:p>1072.35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6]-[.B136]" office:value-type="float" office:value="588.548" calcext:value-type="float">
            <text:p>588.548</text:p>
          </table:table-cell>
          <table:table-cell table:formula="of:=[.K136]-[.D136]" office:value-type="float" office:value="-77.4520000000001" calcext:value-type="float">
            <text:p>-77.452000000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43.15" calcext:value-type="float">
            <text:p>1643.15</text:p>
          </table:table-cell>
          <table:table-cell office:value-type="float" office:value="2372.11" calcext:value-type="float">
            <text:p>2372.11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7]-[.B137]" office:value-type="float" office:value="728.96" calcext:value-type="float">
            <text:p>728.96</text:p>
          </table:table-cell>
          <table:table-cell table:formula="of:=[.K137]-[.D137]" office:value-type="float" office:value="62.96" calcext:value-type="float">
            <text:p>62.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6.825" calcext:value-type="float">
            <text:p>486.825</text:p>
          </table:table-cell>
          <table:table-cell office:value-type="float" office:value="1180.56" calcext:value-type="float">
            <text:p>1180.5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8]-[.B138]" office:value-type="float" office:value="693.735" calcext:value-type="float">
            <text:p>693.735</text:p>
          </table:table-cell>
          <table:table-cell table:formula="of:=[.K138]-[.D138]" office:value-type="float" office:value="27.7349999999999" calcext:value-type="float">
            <text:p>27.73499999999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27.027" calcext:value-type="float">
            <text:p>627.027</text:p>
          </table:table-cell>
          <table:table-cell office:value-type="float" office:value="1257.54" calcext:value-type="float">
            <text:p>1257.5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9]-[.B139]" office:value-type="float" office:value="630.513" calcext:value-type="float">
            <text:p>630.513</text:p>
          </table:table-cell>
          <table:table-cell table:formula="of:=[.K139]-[.D139]" office:value-type="float" office:value="-35.4870000000001" calcext:value-type="float">
            <text:p>-35.487000000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9.115" calcext:value-type="float">
            <text:p>569.115</text:p>
          </table:table-cell>
          <table:table-cell office:value-type="float" office:value="1451.05" calcext:value-type="float">
            <text:p>1451.05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0]-[.B140]" office:value-type="float" office:value="881.935" calcext:value-type="float">
            <text:p>881.935</text:p>
          </table:table-cell>
          <table:table-cell table:formula="of:=[.K140]-[.D140]" office:value-type="float" office:value="215.935" calcext:value-type="float">
            <text:p>215.9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2.045" calcext:value-type="float">
            <text:p>442.045</text:p>
          </table:table-cell>
          <table:table-cell office:value-type="float" office:value="1030.08" calcext:value-type="float">
            <text:p>1030.0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1]-[.B141]" office:value-type="float" office:value="588.035" calcext:value-type="float">
            <text:p>588.035</text:p>
          </table:table-cell>
          <table:table-cell table:formula="of:=[.K141]-[.D141]" office:value-type="float" office:value="-77.9650000000001" calcext:value-type="float">
            <text:p>-77.96500000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2]-[.B142]" office:value-type="float" office:value="0" calcext:value-type="float">
            <text:p>0</text:p>
          </table:table-cell>
          <table:table-cell table:formula="of:=[.K142]-[.D142]" office:value-type="float" office:value="-666" calcext:value-type="float">
            <text:p>-6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80.316" calcext:value-type="float">
            <text:p>780.316</text:p>
          </table:table-cell>
          <table:table-cell office:value-type="float" office:value="1400.74" calcext:value-type="float">
            <text:p>1400.7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3]-[.B143]" office:value-type="float" office:value="620.424" calcext:value-type="float">
            <text:p>620.424</text:p>
          </table:table-cell>
          <table:table-cell table:formula="of:=[.K143]-[.D143]" office:value-type="float" office:value="-45.576" calcext:value-type="float">
            <text:p>-45.5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95.573" calcext:value-type="float">
            <text:p>495.573</text:p>
          </table:table-cell>
          <table:table-cell office:value-type="float" office:value="1084.35" calcext:value-type="float">
            <text:p>1084.35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]-[.B144]" office:value-type="float" office:value="588.777" calcext:value-type="float">
            <text:p>588.777</text:p>
          </table:table-cell>
          <table:table-cell table:formula="of:=[.K144]-[.D144]" office:value-type="float" office:value="-77.2230000000001" calcext:value-type="float">
            <text:p>-77.223000000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3.959" calcext:value-type="float">
            <text:p>743.959</text:p>
          </table:table-cell>
          <table:table-cell office:value-type="float" office:value="1438.23" calcext:value-type="float">
            <text:p>1438.2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5]-[.B145]" office:value-type="float" office:value="694.271" calcext:value-type="float">
            <text:p>694.271</text:p>
          </table:table-cell>
          <table:table-cell table:formula="of:=[.K145]-[.D145]" office:value-type="float" office:value="28.2710000000001" calcext:value-type="float">
            <text:p>28.271000000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22.241" calcext:value-type="float">
            <text:p>622.241</text:p>
          </table:table-cell>
          <table:table-cell office:value-type="float" office:value="1302.88" calcext:value-type="float">
            <text:p>1302.8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]-[.B146]" office:value-type="float" office:value="680.639" calcext:value-type="float">
            <text:p>680.639</text:p>
          </table:table-cell>
          <table:table-cell table:formula="of:=[.K146]-[.D146]" office:value-type="float" office:value="14.6390000000001" calcext:value-type="float">
            <text:p>14.63900000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3.319" calcext:value-type="float">
            <text:p>513.319</text:p>
          </table:table-cell>
          <table:table-cell office:value-type="float" office:value="1167.07" calcext:value-type="float">
            <text:p>1167.0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7]-[.B147]" office:value-type="float" office:value="653.751" calcext:value-type="float">
            <text:p>653.751</text:p>
          </table:table-cell>
          <table:table-cell table:formula="of:=[.K147]-[.D147]" office:value-type="float" office:value="-12.249" calcext:value-type="float">
            <text:p>-12.2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42.517" calcext:value-type="float">
            <text:p>542.517</text:p>
          </table:table-cell>
          <table:table-cell office:value-type="float" office:value="1156.57" calcext:value-type="float">
            <text:p>1156.5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8]-[.B148]" office:value-type="float" office:value="614.053" calcext:value-type="float">
            <text:p>614.053</text:p>
          </table:table-cell>
          <table:table-cell table:formula="of:=[.K148]-[.D148]" office:value-type="float" office:value="-51.9470000000001" calcext:value-type="float">
            <text:p>-51.947000000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6.336" calcext:value-type="float">
            <text:p>506.336</text:p>
          </table:table-cell>
          <table:table-cell office:value-type="float" office:value="1047.13" calcext:value-type="float">
            <text:p>1047.1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9]-[.B149]" office:value-type="float" office:value="540.794" calcext:value-type="float">
            <text:p>540.794</text:p>
          </table:table-cell>
          <table:table-cell table:formula="of:=[.K149]-[.D149]" office:value-type="float" office:value="-125.206" calcext:value-type="float">
            <text:p>-125.2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36.236" calcext:value-type="float">
            <text:p>436.236</text:p>
          </table:table-cell>
          <table:table-cell office:value-type="float" office:value="1132.84" calcext:value-type="float">
            <text:p>1132.8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0]-[.B150]" office:value-type="float" office:value="696.604" calcext:value-type="float">
            <text:p>696.604</text:p>
          </table:table-cell>
          <table:table-cell table:formula="of:=[.K150]-[.D150]" office:value-type="float" office:value="30.6039999999999" calcext:value-type="float">
            <text:p>30.60399999999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9.574" calcext:value-type="float">
            <text:p>509.574</text:p>
          </table:table-cell>
          <table:table-cell office:value-type="float" office:value="1151.09" calcext:value-type="float">
            <text:p>1151.0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1]-[.B151]" office:value-type="float" office:value="641.516" calcext:value-type="float">
            <text:p>641.516</text:p>
          </table:table-cell>
          <table:table-cell table:formula="of:=[.K151]-[.D151]" office:value-type="float" office:value="-24.4840000000001" calcext:value-type="float">
            <text:p>-24.484000000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6.327" calcext:value-type="float">
            <text:p>426.327</text:p>
          </table:table-cell>
          <table:table-cell office:value-type="float" office:value="1139.07" calcext:value-type="float">
            <text:p>1139.0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2]-[.B152]" office:value-type="float" office:value="712.743" calcext:value-type="float">
            <text:p>712.743</text:p>
          </table:table-cell>
          <table:table-cell table:formula="of:=[.K152]-[.D152]" office:value-type="float" office:value="46.7429999999999" calcext:value-type="float">
            <text:p>46.74299999999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57.089" calcext:value-type="float">
            <text:p>557.089</text:p>
          </table:table-cell>
          <table:table-cell office:value-type="float" office:value="1147.4" calcext:value-type="float">
            <text:p>1147.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3]-[.B153]" office:value-type="float" office:value="590.311" calcext:value-type="float">
            <text:p>590.311</text:p>
          </table:table-cell>
          <table:table-cell table:formula="of:=[.K153]-[.D153]" office:value-type="float" office:value="-75.689" calcext:value-type="float">
            <text:p>-75.6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36.33" calcext:value-type="float">
            <text:p>536.33</text:p>
          </table:table-cell>
          <table:table-cell office:value-type="float" office:value="1032.93" calcext:value-type="float">
            <text:p>1032.9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4]-[.B154]" office:value-type="float" office:value="496.6" calcext:value-type="float">
            <text:p>496.6</text:p>
          </table:table-cell>
          <table:table-cell table:formula="of:=[.K154]-[.D154]" office:value-type="float" office:value="-169.4" calcext:value-type="float">
            <text:p>-169.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6.104" calcext:value-type="float">
            <text:p>286.104</text:p>
          </table:table-cell>
          <table:table-cell office:value-type="float" office:value="870.394" calcext:value-type="float">
            <text:p>870.39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5]-[.B155]" office:value-type="float" office:value="584.29" calcext:value-type="float">
            <text:p>584.29</text:p>
          </table:table-cell>
          <table:table-cell table:formula="of:=[.K155]-[.D155]" office:value-type="float" office:value="-81.71" calcext:value-type="float">
            <text:p>-81.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5.554" calcext:value-type="float">
            <text:p>585.554</text:p>
          </table:table-cell>
          <table:table-cell office:value-type="float" office:value="1071.27" calcext:value-type="float">
            <text:p>1071.2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6]-[.B156]" office:value-type="float" office:value="485.716" calcext:value-type="float">
            <text:p>485.716</text:p>
          </table:table-cell>
          <table:table-cell table:formula="of:=[.K156]-[.D156]" office:value-type="float" office:value="-180.284" calcext:value-type="float">
            <text:p>-180.2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9.889" calcext:value-type="float">
            <text:p>489.889</text:p>
          </table:table-cell>
          <table:table-cell office:value-type="float" office:value="1187.56" calcext:value-type="float">
            <text:p>1187.5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7]-[.B157]" office:value-type="float" office:value="697.671" calcext:value-type="float">
            <text:p>697.671</text:p>
          </table:table-cell>
          <table:table-cell table:formula="of:=[.K157]-[.D157]" office:value-type="float" office:value="31.6709999999999" calcext:value-type="float">
            <text:p>31.67099999999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1.346" calcext:value-type="float">
            <text:p>491.346</text:p>
          </table:table-cell>
          <table:table-cell office:value-type="float" office:value="1150.85" calcext:value-type="float">
            <text:p>1150.8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8]-[.B158]" office:value-type="float" office:value="659.504" calcext:value-type="float">
            <text:p>659.504</text:p>
          </table:table-cell>
          <table:table-cell table:formula="of:=[.K158]-[.D158]" office:value-type="float" office:value="-6.49600000000009" calcext:value-type="float">
            <text:p>-6.496000000000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2.839" calcext:value-type="float">
            <text:p>432.839</text:p>
          </table:table-cell>
          <table:table-cell office:value-type="float" office:value="1107.37" calcext:value-type="float">
            <text:p>1107.3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9]-[.B159]" office:value-type="float" office:value="674.531" calcext:value-type="float">
            <text:p>674.531</text:p>
          </table:table-cell>
          <table:table-cell table:formula="of:=[.K159]-[.D159]" office:value-type="float" office:value="8.53099999999995" calcext:value-type="float">
            <text:p>8.530999999999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1.091" calcext:value-type="float">
            <text:p>491.091</text:p>
          </table:table-cell>
          <table:table-cell office:value-type="float" office:value="1260.51" calcext:value-type="float">
            <text:p>1260.5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0]-[.B160]" office:value-type="float" office:value="769.419" calcext:value-type="float">
            <text:p>769.419</text:p>
          </table:table-cell>
          <table:table-cell table:formula="of:=[.K160]-[.D160]" office:value-type="float" office:value="103.419" calcext:value-type="float">
            <text:p>103.4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5.335" calcext:value-type="float">
            <text:p>585.335</text:p>
          </table:table-cell>
          <table:table-cell office:value-type="float" office:value="1418.47" calcext:value-type="float">
            <text:p>1418.4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1]-[.B161]" office:value-type="float" office:value="833.135" calcext:value-type="float">
            <text:p>833.135</text:p>
          </table:table-cell>
          <table:table-cell table:formula="of:=[.K161]-[.D161]" office:value-type="float" office:value="167.135" calcext:value-type="float">
            <text:p>167.1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5.748" calcext:value-type="float">
            <text:p>595.748</text:p>
          </table:table-cell>
          <table:table-cell office:value-type="float" office:value="1479.67" calcext:value-type="float">
            <text:p>1479.6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2]-[.B162]" office:value-type="float" office:value="883.922" calcext:value-type="float">
            <text:p>883.922</text:p>
          </table:table-cell>
          <table:table-cell table:formula="of:=[.K162]-[.D162]" office:value-type="float" office:value="217.922" calcext:value-type="float">
            <text:p>217.9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13.036" calcext:value-type="float">
            <text:p>513.036</text:p>
          </table:table-cell>
          <table:table-cell office:value-type="float" office:value="1378.79" calcext:value-type="float">
            <text:p>1378.7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3]-[.B163]" office:value-type="float" office:value="865.754" calcext:value-type="float">
            <text:p>865.754</text:p>
          </table:table-cell>
          <table:table-cell table:formula="of:=[.K163]-[.D163]" office:value-type="float" office:value="199.754" calcext:value-type="float">
            <text:p>199.7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1.821" calcext:value-type="float">
            <text:p>441.821</text:p>
          </table:table-cell>
          <table:table-cell office:value-type="float" office:value="1264.8" calcext:value-type="float">
            <text:p>1264.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4]-[.B164]" office:value-type="float" office:value="822.979" calcext:value-type="float">
            <text:p>822.979</text:p>
          </table:table-cell>
          <table:table-cell table:formula="of:=[.K164]-[.D164]" office:value-type="float" office:value="156.979" calcext:value-type="float">
            <text:p>156.9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3.562" calcext:value-type="float">
            <text:p>563.562</text:p>
          </table:table-cell>
          <table:table-cell office:value-type="float" office:value="1434.72" calcext:value-type="float">
            <text:p>1434.7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5]-[.B165]" office:value-type="float" office:value="871.158" calcext:value-type="float">
            <text:p>871.158</text:p>
          </table:table-cell>
          <table:table-cell table:formula="of:=[.K165]-[.D165]" office:value-type="float" office:value="205.158" calcext:value-type="float">
            <text:p>205.1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38.788" calcext:value-type="float">
            <text:p>638.788</text:p>
          </table:table-cell>
          <table:table-cell office:value-type="float" office:value="1376.24" calcext:value-type="float">
            <text:p>1376.2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6]-[.B166]" office:value-type="float" office:value="737.452" calcext:value-type="float">
            <text:p>737.452</text:p>
          </table:table-cell>
          <table:table-cell table:formula="of:=[.K166]-[.D166]" office:value-type="float" office:value="71.452" calcext:value-type="float">
            <text:p>71.4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1.587" calcext:value-type="float">
            <text:p>541.587</text:p>
          </table:table-cell>
          <table:table-cell office:value-type="float" office:value="1283.23" calcext:value-type="float">
            <text:p>1283.2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7]-[.B167]" office:value-type="float" office:value="741.643" calcext:value-type="float">
            <text:p>741.643</text:p>
          </table:table-cell>
          <table:table-cell table:formula="of:=[.K167]-[.D167]" office:value-type="float" office:value="75.643" calcext:value-type="float">
            <text:p>75.6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37.604" calcext:value-type="float">
            <text:p>737.604</text:p>
          </table:table-cell>
          <table:table-cell office:value-type="float" office:value="1520.64" calcext:value-type="float">
            <text:p>1520.6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8]-[.B168]" office:value-type="float" office:value="783.036" calcext:value-type="float">
            <text:p>783.036</text:p>
          </table:table-cell>
          <table:table-cell table:formula="of:=[.K168]-[.D168]" office:value-type="float" office:value="117.036" calcext:value-type="float">
            <text:p>117.0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06.247" calcext:value-type="float">
            <text:p>606.247</text:p>
          </table:table-cell>
          <table:table-cell office:value-type="float" office:value="1397.44" calcext:value-type="float">
            <text:p>1397.4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B169]" office:value-type="float" office:value="791.193" calcext:value-type="float">
            <text:p>791.193</text:p>
          </table:table-cell>
          <table:table-cell table:formula="of:=[.K169]-[.D169]" office:value-type="float" office:value="125.193" calcext:value-type="float">
            <text:p>125.1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1.234" calcext:value-type="float">
            <text:p>561.234</text:p>
          </table:table-cell>
          <table:table-cell office:value-type="float" office:value="1355.62" calcext:value-type="float">
            <text:p>1355.6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0]-[.B170]" office:value-type="float" office:value="794.386" calcext:value-type="float">
            <text:p>794.386</text:p>
          </table:table-cell>
          <table:table-cell table:formula="of:=[.K170]-[.D170]" office:value-type="float" office:value="128.386" calcext:value-type="float">
            <text:p>128.3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1.289" calcext:value-type="float">
            <text:p>551.289</text:p>
          </table:table-cell>
          <table:table-cell office:value-type="float" office:value="1345.09" calcext:value-type="float">
            <text:p>1345.0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1]-[.B171]" office:value-type="float" office:value="793.801" calcext:value-type="float">
            <text:p>793.801</text:p>
          </table:table-cell>
          <table:table-cell table:formula="of:=[.K171]-[.D171]" office:value-type="float" office:value="127.801" calcext:value-type="float">
            <text:p>127.8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8.819" calcext:value-type="float">
            <text:p>498.819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2]-[.B172]" office:value-type="float" office:value="749.711" calcext:value-type="float">
            <text:p>749.711</text:p>
          </table:table-cell>
          <table:table-cell table:formula="of:=[.K172]-[.D172]" office:value-type="float" office:value="83.711" calcext:value-type="float">
            <text:p>83.7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7.15" calcext:value-type="float">
            <text:p>517.15</text:p>
          </table:table-cell>
          <table:table-cell office:value-type="float" office:value="1356.48" calcext:value-type="float">
            <text:p>1356.4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3]-[.B173]" office:value-type="float" office:value="839.33" calcext:value-type="float">
            <text:p>839.33</text:p>
          </table:table-cell>
          <table:table-cell table:formula="of:=[.K173]-[.D173]"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82.044" calcext:value-type="float">
            <text:p>882.044</text:p>
          </table:table-cell>
          <table:table-cell office:value-type="float" office:value="1617.91" calcext:value-type="float">
            <text:p>1617.9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4]-[.B174]" office:value-type="float" office:value="735.866" calcext:value-type="float">
            <text:p>735.866</text:p>
          </table:table-cell>
          <table:table-cell table:formula="of:=[.K174]-[.D174]" office:value-type="float" office:value="69.8660000000001" calcext:value-type="float">
            <text:p>69.86600000000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9.986" calcext:value-type="float">
            <text:p>549.986</text:p>
          </table:table-cell>
          <table:table-cell office:value-type="float" office:value="1358.01" calcext:value-type="float">
            <text:p>1358.0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5]-[.B175]" office:value-type="float" office:value="808.024" calcext:value-type="float">
            <text:p>808.024</text:p>
          </table:table-cell>
          <table:table-cell table:formula="of:=[.K175]-[.D175]" office:value-type="float" office:value="142.024" calcext:value-type="float">
            <text:p>142.0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40.528" calcext:value-type="float">
            <text:p>740.528</text:p>
          </table:table-cell>
          <table:table-cell office:value-type="float" office:value="1552.09" calcext:value-type="float">
            <text:p>1552.0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6]-[.B176]" office:value-type="float" office:value="811.562" calcext:value-type="float">
            <text:p>811.562</text:p>
          </table:table-cell>
          <table:table-cell table:formula="of:=[.K176]-[.D176]" office:value-type="float" office:value="145.562" calcext:value-type="float">
            <text:p>145.5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16.631" calcext:value-type="float">
            <text:p>516.631</text:p>
          </table:table-cell>
          <table:table-cell office:value-type="float" office:value="1321.52" calcext:value-type="float">
            <text:p>1321.5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7]-[.B177]" office:value-type="float" office:value="804.889" calcext:value-type="float">
            <text:p>804.889</text:p>
          </table:table-cell>
          <table:table-cell table:formula="of:=[.K177]-[.D177]" office:value-type="float" office:value="138.889" calcext:value-type="float">
            <text:p>138.8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01.379" calcext:value-type="float">
            <text:p>501.379</text:p>
          </table:table-cell>
          <table:table-cell office:value-type="float" office:value="1374.63" calcext:value-type="float">
            <text:p>1374.6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8]-[.B178]" office:value-type="float" office:value="873.251" calcext:value-type="float">
            <text:p>873.251</text:p>
          </table:table-cell>
          <table:table-cell table:formula="of:=[.K178]-[.D178]" office:value-type="float" office:value="207.251" calcext:value-type="float">
            <text:p>207.2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9.395" calcext:value-type="float">
            <text:p>449.395</text:p>
          </table:table-cell>
          <table:table-cell office:value-type="float" office:value="1143.24" calcext:value-type="float">
            <text:p>1143.2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9]-[.B179]" office:value-type="float" office:value="693.845" calcext:value-type="float">
            <text:p>693.845</text:p>
          </table:table-cell>
          <table:table-cell table:formula="of:=[.K179]-[.D179]" office:value-type="float" office:value="27.845" calcext:value-type="float">
            <text:p>27.8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0.858" calcext:value-type="float">
            <text:p>630.858</text:p>
          </table:table-cell>
          <table:table-cell office:value-type="float" office:value="1308.96" calcext:value-type="float">
            <text:p>1308.9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0]-[.B180]" office:value-type="float" office:value="678.102" calcext:value-type="float">
            <text:p>678.102</text:p>
          </table:table-cell>
          <table:table-cell table:formula="of:=[.K180]-[.D180]" office:value-type="float" office:value="12.1020000000001" calcext:value-type="float">
            <text:p>12.10200000000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7.149" calcext:value-type="float">
            <text:p>497.149</text:p>
          </table:table-cell>
          <table:table-cell office:value-type="float" office:value="1141.31" calcext:value-type="float">
            <text:p>1141.3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1]-[.B181]" office:value-type="float" office:value="644.161" calcext:value-type="float">
            <text:p>644.161</text:p>
          </table:table-cell>
          <table:table-cell table:formula="of:=[.K181]-[.D181]" office:value-type="float" office:value="-21.8390000000001" calcext:value-type="float">
            <text:p>-21.8390000000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3.876" calcext:value-type="float">
            <text:p>533.876</text:p>
          </table:table-cell>
          <table:table-cell office:value-type="float" office:value="1213.45" calcext:value-type="float">
            <text:p>1213.4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2]-[.B182]" office:value-type="float" office:value="679.574" calcext:value-type="float">
            <text:p>679.574</text:p>
          </table:table-cell>
          <table:table-cell table:formula="of:=[.K182]-[.D182]" office:value-type="float" office:value="13.5740000000001" calcext:value-type="float">
            <text:p>13.57400000000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0.88" calcext:value-type="float">
            <text:p>520.88</text:p>
          </table:table-cell>
          <table:table-cell office:value-type="float" office:value="1266.45" calcext:value-type="float">
            <text:p>1266.4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3]-[.B183]" office:value-type="float" office:value="745.57" calcext:value-type="float">
            <text:p>745.57</text:p>
          </table:table-cell>
          <table:table-cell table:formula="of:=[.K183]-[.D183]" office:value-type="float" office:value="79.5700000000001" calcext:value-type="float">
            <text:p>79.57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2T00:02:53.136715083</dc:date>
    <meta:editing-duration>PT4M30S</meta:editing-duration>
    <meta:editing-cycles>1</meta:editing-cycles>
    <meta:document-statistic meta:table-count="1" meta:cell-count="219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87cm" svg:height="15.832cm" xlink:href=".." xlink:type="simple" chart:class="chart:line" chart:style-name="ch1">
        <chart:legend chart:legend-position="end" svg:x="36.553cm" svg:y="7.119cm" style:legend-expansion="high" chart:style-name="ch2"/>
        <chart:plot-area chart:style-name="ch3" table:cell-range-address="'ft_nicodg_e_2022_06_01_23_29_03_out-times-summary'.D1:'ft_nicodg_e_2022_06_01_23_29_03_out-times-summary'.D183 'ft_nicodg_e_2022_06_01_23_29_03_out-times-summary'.I1:'ft_nicodg_e_2022_06_01_23_29_03_out-times-summary'.I183 'ft_nicodg_e_2022_06_01_23_29_03_out-times-summary'.K1:'ft_nicodg_e_2022_06_01_23_29_03_out-times-summary'.K183" chart:data-source-has-labels="row" svg:x="0.817cm" svg:y="0.316cm" svg:width="34.919cm" svg:height="15.2cm">
          <chartooo:coordinate-region svg:x="1.809cm" svg:y="0.516cm" svg:width="33.199cm" svg:height="14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ft_nicodg_e_2022_06_01_23_29_03_out-times-summary'.D2:'ft_nicodg_e_2022_06_01_23_29_03_out-times-summary'.D183" chart:label-cell-address="'ft_nicodg_e_2022_06_01_23_29_03_out-times-summary'.D1:'ft_nicodg_e_2022_06_01_23_29_03_out-times-summary'.D1" chart:class="chart:line">
            <chart:data-point chart:repeated="182"/>
          </chart:series>
          <chart:series chart:attached-axis="secondary-y" chart:style-name="ch8" chart:values-cell-range-address="'ft_nicodg_e_2022_06_01_23_29_03_out-times-summary'.I2:'ft_nicodg_e_2022_06_01_23_29_03_out-times-summary'.I183" chart:label-cell-address="'ft_nicodg_e_2022_06_01_23_29_03_out-times-summary'.I1:'ft_nicodg_e_2022_06_01_23_29_03_out-times-summary'.I1" chart:class="chart:line">
            <chart:data-point chart:repeated="182"/>
          </chart:series>
          <chart:series chart:attached-axis="primary-y" chart:style-name="ch9" chart:values-cell-range-address="'ft_nicodg_e_2022_06_01_23_29_03_out-times-summary'.K2:'ft_nicodg_e_2022_06_01_23_29_03_out-times-summary'.K183" chart:label-cell-address="'ft_nicodg_e_2022_06_01_23_29_03_out-times-summary'.K1:'ft_nicodg_e_2022_06_01_23_29_03_out-times-summary'.K1" chart:class="chart:line">
            <chart:data-point chart:repeated="1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'ft_nicodg_e_2022_06_01_23_29_03_out-times-summary'.D1:'ft_nicodg_e_2022_06_01_23_29_03_out-times-summary'.D1</svg:desc>
                </draw:g>
              </table:table-cell>
              <table:table-cell office:value-type="string">
                <text:p>tipo fuerza</text:p>
                <draw:g>
                  <svg:desc>'ft_nicodg_e_2022_06_01_23_29_03_out-times-summary'.I1:'ft_nicodg_e_2022_06_01_23_29_03_out-times-summary'.I1</svg:desc>
                </draw:g>
              </table:table-cell>
              <table:table-cell office:value-type="string">
                <text:p>periodo reproducido</text:p>
                <draw:g>
                  <svg:desc>'ft_nicodg_e_2022_06_01_23_29_03_out-times-summary'.K1:'ft_nicodg_e_2022_06_01_23_29_03_out-times-summary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  <draw:g>
                  <svg:desc>'ft_nicodg_e_2022_06_01_23_29_03_out-times-summary'.D2:'ft_nicodg_e_2022_06_01_23_29_03_out-times-summary'.D183</svg:desc>
                </draw:g>
              </table:table-cell>
              <table:table-cell office:value-type="float" office:value="0">
                <text:p>0</text:p>
                <draw:g>
                  <svg:desc>'ft_nicodg_e_2022_06_01_23_29_03_out-times-summary'.I2:'ft_nicodg_e_2022_06_01_23_29_03_out-times-summary'.I183</svg:desc>
                </draw:g>
              </table:table-cell>
              <table:table-cell office:value-type="float" office:value="492.008">
                <text:p>492.008</text:p>
                <draw:g>
                  <svg:desc>'ft_nicodg_e_2022_06_01_23_29_03_out-times-summary'.K2:'ft_nicodg_e_2022_06_01_23_29_03_out-times-summary'.K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57.024">
                <text:p>457.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6.349">
                <text:p>396.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88.07">
                <text:p>488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56.342">
                <text:p>456.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30.346">
                <text:p>430.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46.688">
                <text:p>446.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2.313">
                <text:p>422.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76.076">
                <text:p>476.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9.101">
                <text:p>389.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2.08">
                <text:p>412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3.675">
                <text:p>403.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9.369">
                <text:p>429.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9.135">
                <text:p>389.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35.862">
                <text:p>435.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4.617">
                <text:p>374.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4.141">
                <text:p>374.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0.593">
                <text:p>390.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54.609">
                <text:p>454.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8.887">
                <text:p>378.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5.856">
                <text:p>415.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0.071">
                <text:p>370.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54.332">
                <text:p>454.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2.887">
                <text:p>392.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4.575">
                <text:p>404.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0.114">
                <text:p>370.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6.507">
                <text:p>406.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4.15">
                <text:p>334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39.788">
                <text:p>439.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9.814">
                <text:p>379.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98.043">
                <text:p>598.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664.976">
                <text:p>664.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66.569">
                <text:p>466.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80.097">
                <text:p>480.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31.832">
                <text:p>431.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18.118">
                <text:p>518.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68.87">
                <text:p>468.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688.977">
                <text:p>688.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692.228">
                <text:p>692.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91.058">
                <text:p>591.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-550.287">
                <text:p>-550.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39.358">
                <text:p>439.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59.289">
                <text:p>359.2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28.052">
                <text:p>528.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53.475">
                <text:p>453.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48.074">
                <text:p>448.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74.08">
                <text:p>474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613.527">
                <text:p>613.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89.105">
                <text:p>489.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79.954">
                <text:p>479.9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91.915">
                <text:p>491.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89.928">
                <text:p>489.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66.355">
                <text:p>566.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82.73">
                <text:p>482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06.019">
                <text:p>506.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25.129">
                <text:p>525.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47.092">
                <text:p>447.0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63.812">
                <text:p>463.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44.971">
                <text:p>444.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72.965">
                <text:p>472.9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69.199">
                <text:p>469.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87.699">
                <text:p>487.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1.33">
                <text:p>381.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6.072">
                <text:p>416.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1.718">
                <text:p>391.7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31.875">
                <text:p>431.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6.348">
                <text:p>356.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0.345">
                <text:p>380.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2.932">
                <text:p>392.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25.695">
                <text:p>325.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28.304">
                <text:p>328.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8.629">
                <text:p>338.6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8.848">
                <text:p>338.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6.971">
                <text:p>396.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7.958">
                <text:p>377.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8.189">
                <text:p>388.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4.917">
                <text:p>414.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8.709">
                <text:p>408.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16.705">
                <text:p>316.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2.431">
                <text:p>342.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4.42">
                <text:p>334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56.379">
                <text:p>456.3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9.662">
                <text:p>379.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4.177">
                <text:p>334.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4.156">
                <text:p>414.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1.912">
                <text:p>341.9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69.127">
                <text:p>469.1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28.939">
                <text:p>328.9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39.332">
                <text:p>439.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8.134">
                <text:p>378.1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0.57">
                <text:p>380.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56.811">
                <text:p>556.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9.519">
                <text:p>639.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28.561">
                <text:p>628.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11.915">
                <text:p>611.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6.782">
                <text:p>636.7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1.774">
                <text:p>681.7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81.026">
                <text:p>581.0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26.559">
                <text:p>626.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5.041">
                <text:p>635.0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8.011">
                <text:p>678.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23.308">
                <text:p>623.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1.758">
                <text:p>661.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64.537">
                <text:p>564.5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8.259">
                <text:p>708.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9.505">
                <text:p>639.5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66.868">
                <text:p>566.8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53.1">
                <text:p>653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93.21">
                <text:p>593.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28.77">
                <text:p>628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0.721">
                <text:p>640.7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72.26">
                <text:p>772.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56.218">
                <text:p>756.2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92.003">
                <text:p>592.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95.435">
                <text:p>695.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61.273">
                <text:p>761.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30.453">
                <text:p>830.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5.234">
                <text:p>635.2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26.206">
                <text:p>726.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8.243">
                <text:p>688.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43.484">
                <text:p>843.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56.696">
                <text:p>756.6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66.246">
                <text:p>766.2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579.252">
                <text:p>579.2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14.14">
                <text:p>614.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12.822">
                <text:p>612.8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83.828">
                <text:p>683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61.529">
                <text:p>661.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26.258">
                <text:p>726.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38.405">
                <text:p>838.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09.021">
                <text:p>709.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24.222">
                <text:p>724.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26.52">
                <text:p>626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588.548">
                <text:p>588.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28.96">
                <text:p>728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3.735">
                <text:p>693.7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30.513">
                <text:p>630.5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81.935">
                <text:p>881.9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588.035">
                <text:p>588.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20.424">
                <text:p>620.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588.777">
                <text:p>588.7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4.271">
                <text:p>694.2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80.639">
                <text:p>680.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53.751">
                <text:p>653.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14.053">
                <text:p>614.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540.794">
                <text:p>540.7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6.604">
                <text:p>696.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41.516">
                <text:p>641.5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12.743">
                <text:p>712.7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590.311">
                <text:p>590.3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496.6">
                <text:p>496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84.29">
                <text:p>584.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485.716">
                <text:p>485.7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97.671">
                <text:p>697.6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59.504">
                <text:p>659.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4.531">
                <text:p>674.5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69.419">
                <text:p>769.4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33.135">
                <text:p>833.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83.922">
                <text:p>883.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65.754">
                <text:p>865.7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22.979">
                <text:p>822.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71.158">
                <text:p>871.1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37.452">
                <text:p>737.4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41.643">
                <text:p>741.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3.036">
                <text:p>783.0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91.193">
                <text:p>791.1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94.386">
                <text:p>794.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93.801">
                <text:p>793.8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49.711">
                <text:p>749.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39.33">
                <text:p>839.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35.866">
                <text:p>735.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08.024">
                <text:p>808.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11.562">
                <text:p>811.5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04.889">
                <text:p>804.8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73.251">
                <text:p>873.2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93.845">
                <text:p>693.8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8.102">
                <text:p>678.1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4.161">
                <text:p>644.1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9.574">
                <text:p>679.5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45.57">
                <text:p>745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